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41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compute" table:style-name="ta1">
        <table:shapes>
          <draw:frame draw:z-index="0" draw:style-name="gr1" draw:text-style-name="P1" svg:width="453.51pt" svg:height="255.09pt" svg:x="222.26pt" svg:y="2401.77pt">
            <draw:object draw:notify-on-update-of-ranges="100m_compute.E4:100m_compute.E64 100m_compute.B2:100m_compute.B2 100m_compute.G4:100m_compute.G64 100m_compute.E68:100m_compute.E115 100m_compute.B66:100m_compute.B66 100m_compute.G68:100m_compute.G115 100m_compute.E119:100m_compute.E182 100m_compute.B117:100m_compute.B117 100m_compute.G119:100m_compute.G17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9.74pt" svg:y="2752.04pt">
            <draw:object draw:notify-on-update-of-ranges="100m_compute.E68:100m_compute.E115 100m_compute.B66:100m_compute.B66 100m_compute.G68:100m_compute.G115 100m_compute.E119:100m_compute.E182 100m_compute.B117:100m_compute.B117 100m_compute.G119:100m_compute.G17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9.39pt" svg:y="502.04pt">
            <draw:object draw:notify-on-update-of-ranges="100m_compute.E4:100m_compute.E64 100m_compute.B2:100m_compute.B2 100m_compute.H4:100m_compute.H64 100m_compute.E68:100m_compute.E115 100m_compute.B66:100m_compute.B66 100m_compute.J68:100m_compute.J115 100m_compute.E119:100m_compute.E179 100m_compute.B117:100m_compute.B117 100m_compute.J119:100m_compute.J17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951027" calcext:value-type="float">
            <text:p>0.951027</text:p>
          </table:table-cell>
          <table:table-cell office:value-type="float" office:value="7.71435" calcext:value-type="float">
            <text:p>7.71435</text:p>
          </table:table-cell>
          <table:table-cell table:formula="of:=7.71435 / [.G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94985" calcext:value-type="float">
            <text:p>0.94985</text:p>
          </table:table-cell>
          <table:table-cell office:value-type="float" office:value="7.7127" calcext:value-type="float">
            <text:p>7.7127</text:p>
          </table:table-cell>
          <table:table-cell table:formula="of:=7.71435 / [.G5]" office:value-type="float" office:value="1.00021393286398" calcext:value-type="float">
            <text:p>1.0002139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950071" calcext:value-type="float">
            <text:p>0.950071</text:p>
          </table:table-cell>
          <table:table-cell office:value-type="float" office:value="7.71025" calcext:value-type="float">
            <text:p>7.71025</text:p>
          </table:table-cell>
          <table:table-cell table:formula="of:=7.71435 / [.G6]" office:value-type="float" office:value="1.00053175967057" calcext:value-type="float">
            <text:p>1.0005317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949362" calcext:value-type="float">
            <text:p>0.949362</text:p>
          </table:table-cell>
          <table:table-cell office:value-type="float" office:value="7.70591" calcext:value-type="float">
            <text:p>7.70591</text:p>
          </table:table-cell>
          <table:table-cell table:formula="of:=7.71435 / [.G7]" office:value-type="float" office:value="1.001095263246" calcext:value-type="float">
            <text:p>1.00109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951443" calcext:value-type="float">
            <text:p>0.951443</text:p>
          </table:table-cell>
          <table:table-cell office:value-type="float" office:value="7.72311" calcext:value-type="float">
            <text:p>7.72311</text:p>
          </table:table-cell>
          <table:table-cell table:formula="of:=7.71435 / [.G8]" office:value-type="float" office:value="0.998865741909671" calcext:value-type="float">
            <text:p>0.9988657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7.70345" calcext:value-type="float">
            <text:p>7.70345</text:p>
          </table:table-cell>
          <table:table-cell table:formula="of:=7.71435 / [.G9]" office:value-type="float" office:value="1.00141495044428" calcext:value-type="float">
            <text:p>1.001414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50978" calcext:value-type="float">
            <text:p>0.950978</text:p>
          </table:table-cell>
          <table:table-cell office:value-type="float" office:value="7.70928" calcext:value-type="float">
            <text:p>7.70928</text:p>
          </table:table-cell>
          <table:table-cell table:formula="of:=7.71435 / [.G10]" office:value-type="float" office:value="1.00065764896333" calcext:value-type="float">
            <text:p>1.000657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95161" calcext:value-type="float">
            <text:p>0.95161</text:p>
          </table:table-cell>
          <table:table-cell office:value-type="float" office:value="7.71002" calcext:value-type="float">
            <text:p>7.71002</text:p>
          </table:table-cell>
          <table:table-cell table:formula="of:=7.71435 / [.G11]" office:value-type="float" office:value="1.00056160684408" calcext:value-type="float">
            <text:p>1.0005616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951167" calcext:value-type="float">
            <text:p>0.951167</text:p>
          </table:table-cell>
          <table:table-cell office:value-type="float" office:value="7.70826" calcext:value-type="float">
            <text:p>7.70826</text:p>
          </table:table-cell>
          <table:table-cell table:formula="of:=7.71435 / [.G12]" office:value-type="float" office:value="1.00079006157032" calcext:value-type="float">
            <text:p>1.000790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5055" calcext:value-type="float">
            <text:p>0.95055</text:p>
          </table:table-cell>
          <table:table-cell office:value-type="float" office:value="7.70692" calcext:value-type="float">
            <text:p>7.70692</text:p>
          </table:table-cell>
          <table:table-cell table:formula="of:=7.71435 / [.G13]" office:value-type="float" office:value="1.00096406865518" calcext:value-type="float">
            <text:p>1.0009640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949687" calcext:value-type="float">
            <text:p>0.949687</text:p>
          </table:table-cell>
          <table:table-cell office:value-type="float" office:value="7.71062" calcext:value-type="float">
            <text:p>7.71062</text:p>
          </table:table-cell>
          <table:table-cell table:formula="of:=7.71435 / [.G14]" office:value-type="float" office:value="1.00048374838859" calcext:value-type="float">
            <text:p>1.0004837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49417" calcext:value-type="float">
            <text:p>0.949417</text:p>
          </table:table-cell>
          <table:table-cell office:value-type="float" office:value="7.69851" calcext:value-type="float">
            <text:p>7.69851</text:p>
          </table:table-cell>
          <table:table-cell table:formula="of:=7.71435 / [.G15]" office:value-type="float" office:value="1.00205754100469" calcext:value-type="float">
            <text:p>1.002057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50937" calcext:value-type="float">
            <text:p>0.950937</text:p>
          </table:table-cell>
          <table:table-cell office:value-type="float" office:value="7.70983" calcext:value-type="float">
            <text:p>7.70983</text:p>
          </table:table-cell>
          <table:table-cell table:formula="of:=7.71435 / [.G16]" office:value-type="float" office:value="1.00058626454799" calcext:value-type="float">
            <text:p>1.000586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950749" calcext:value-type="float">
            <text:p>0.950749</text:p>
          </table:table-cell>
          <table:table-cell office:value-type="float" office:value="7.7062" calcext:value-type="float">
            <text:p>7.7062</text:p>
          </table:table-cell>
          <table:table-cell table:formula="of:=7.71435 / [.G17]" office:value-type="float" office:value="1.00105758999247" calcext:value-type="float">
            <text:p>1.00105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949326" calcext:value-type="float">
            <text:p>0.949326</text:p>
          </table:table-cell>
          <table:table-cell office:value-type="float" office:value="7.71619" calcext:value-type="float">
            <text:p>7.71619</text:p>
          </table:table-cell>
          <table:table-cell table:formula="of:=7.71435 / [.G18]" office:value-type="float" office:value="0.999761540345689" calcext:value-type="float">
            <text:p>0.9997615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7.70294" calcext:value-type="float">
            <text:p>7.70294</text:p>
          </table:table-cell>
          <table:table-cell table:formula="of:=7.71435 / [.G19]" office:value-type="float" office:value="1.00148125261264" calcext:value-type="float">
            <text:p>1.0014812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950044" calcext:value-type="float">
            <text:p>0.950044</text:p>
          </table:table-cell>
          <table:table-cell office:value-type="float" office:value="7.71108" calcext:value-type="float">
            <text:p>7.71108</text:p>
          </table:table-cell>
          <table:table-cell table:formula="of:=7.71435 / [.G20]" office:value-type="float" office:value="1.0004240651115" calcext:value-type="float">
            <text:p>1.0004240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7.70253" calcext:value-type="float">
            <text:p>7.70253</text:p>
          </table:table-cell>
          <table:table-cell table:formula="of:=7.71435 / [.G21]" office:value-type="float" office:value="1.00153456072226" calcext:value-type="float">
            <text:p>1.0015345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0405" calcext:value-type="float">
            <text:p>0.950405</text:p>
          </table:table-cell>
          <table:table-cell office:value-type="float" office:value="7.72219" calcext:value-type="float">
            <text:p>7.72219</text:p>
          </table:table-cell>
          <table:table-cell table:formula="of:=7.71435 / [.G22]" office:value-type="float" office:value="0.998984743965119" calcext:value-type="float">
            <text:p>0.99898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5066" calcext:value-type="float">
            <text:p>0.95066</text:p>
          </table:table-cell>
          <table:table-cell office:value-type="float" office:value="7.70594" calcext:value-type="float">
            <text:p>7.70594</text:p>
          </table:table-cell>
          <table:table-cell table:formula="of:=7.71435 / [.G23]" office:value-type="float" office:value="1.00109136588139" calcext:value-type="float">
            <text:p>1.0010913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950799" calcext:value-type="float">
            <text:p>0.950799</text:p>
          </table:table-cell>
          <table:table-cell office:value-type="float" office:value="7.70266" calcext:value-type="float">
            <text:p>7.70266</text:p>
          </table:table-cell>
          <table:table-cell table:formula="of:=7.71435 / [.G24]" office:value-type="float" office:value="1.00151765753649" calcext:value-type="float">
            <text:p>1.001517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50231" calcext:value-type="float">
            <text:p>0.950231</text:p>
          </table:table-cell>
          <table:table-cell office:value-type="float" office:value="7.70773" calcext:value-type="float">
            <text:p>7.70773</text:p>
          </table:table-cell>
          <table:table-cell table:formula="of:=7.71435 / [.G25]" office:value-type="float" office:value="1.00085887803543" calcext:value-type="float">
            <text:p>1.000858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7.708" calcext:value-type="float">
            <text:p>7.708</text:p>
          </table:table-cell>
          <table:table-cell table:formula="of:=7.71435 / [.G26]" office:value-type="float" office:value="1.00082381940841" calcext:value-type="float">
            <text:p>1.0008238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951892" calcext:value-type="float">
            <text:p>0.951892</text:p>
          </table:table-cell>
          <table:table-cell office:value-type="float" office:value="7.72087" calcext:value-type="float">
            <text:p>7.72087</text:p>
          </table:table-cell>
          <table:table-cell table:formula="of:=7.71435 / [.G27]" office:value-type="float" office:value="0.999155535580835" calcext:value-type="float">
            <text:p>0.9991555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50578" calcext:value-type="float">
            <text:p>0.950578</text:p>
          </table:table-cell>
          <table:table-cell office:value-type="float" office:value="7.7058" calcext:value-type="float">
            <text:p>7.7058</text:p>
          </table:table-cell>
          <table:table-cell table:formula="of:=7.71435 / [.G28]" office:value-type="float" office:value="1.00110955384256" calcext:value-type="float">
            <text:p>1.0011095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51144" calcext:value-type="float">
            <text:p>0.951144</text:p>
          </table:table-cell>
          <table:table-cell office:value-type="float" office:value="7.70796" calcext:value-type="float">
            <text:p>7.70796</text:p>
          </table:table-cell>
          <table:table-cell table:formula="of:=7.71435 / [.G29]" office:value-type="float" office:value="1.0008290131241" calcext:value-type="float">
            <text:p>1.000829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51145" calcext:value-type="float">
            <text:p>0.951145</text:p>
          </table:table-cell>
          <table:table-cell office:value-type="float" office:value="7.70553" calcext:value-type="float">
            <text:p>7.70553</text:p>
          </table:table-cell>
          <table:table-cell table:formula="of:=7.71435 / [.G30]" office:value-type="float" office:value="1.00114463249121" calcext:value-type="float">
            <text:p>1.001144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0812" calcext:value-type="float">
            <text:p>0.950812</text:p>
          </table:table-cell>
          <table:table-cell office:value-type="float" office:value="7.70556" calcext:value-type="float">
            <text:p>7.70556</text:p>
          </table:table-cell>
          <table:table-cell table:formula="of:=7.71435 / [.G31]" office:value-type="float" office:value="1.00114073474219" calcext:value-type="float">
            <text:p>1.0011407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51395" calcext:value-type="float">
            <text:p>0.951395</text:p>
          </table:table-cell>
          <table:table-cell office:value-type="float" office:value="7.72407" calcext:value-type="float">
            <text:p>7.72407</text:p>
          </table:table-cell>
          <table:table-cell table:formula="of:=7.71435 / [.G32]" office:value-type="float" office:value="0.998741596075644" calcext:value-type="float">
            <text:p>0.9987415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0536" calcext:value-type="float">
            <text:p>0.950536</text:p>
          </table:table-cell>
          <table:table-cell office:value-type="float" office:value="7.7174" calcext:value-type="float">
            <text:p>7.7174</text:p>
          </table:table-cell>
          <table:table-cell table:formula="of:=7.71435 / [.G33]" office:value-type="float" office:value="0.999604789177702" calcext:value-type="float">
            <text:p>0.999604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950899" calcext:value-type="float">
            <text:p>0.950899</text:p>
          </table:table-cell>
          <table:table-cell office:value-type="float" office:value="7.71664" calcext:value-type="float">
            <text:p>7.71664</text:p>
          </table:table-cell>
          <table:table-cell table:formula="of:=7.71435 / [.G34]" office:value-type="float" office:value="0.999703238715296" calcext:value-type="float">
            <text:p>0.999703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950853" calcext:value-type="float">
            <text:p>0.950853</text:p>
          </table:table-cell>
          <table:table-cell office:value-type="float" office:value="7.71829" calcext:value-type="float">
            <text:p>7.71829</text:p>
          </table:table-cell>
          <table:table-cell table:formula="of:=7.71435 / [.G35]" office:value-type="float" office:value="0.999489524233995" calcext:value-type="float">
            <text:p>0.999489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951823" calcext:value-type="float">
            <text:p>0.951823</text:p>
          </table:table-cell>
          <table:table-cell office:value-type="float" office:value="7.72162" calcext:value-type="float">
            <text:p>7.72162</text:p>
          </table:table-cell>
          <table:table-cell table:formula="of:=7.71435 / [.G36]" office:value-type="float" office:value="0.999058487726669" calcext:value-type="float">
            <text:p>0.9990584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95091" calcext:value-type="float">
            <text:p>0.95091</text:p>
          </table:table-cell>
          <table:table-cell office:value-type="float" office:value="7.71338" calcext:value-type="float">
            <text:p>7.71338</text:p>
          </table:table-cell>
          <table:table-cell table:formula="of:=7.71435 / [.G37]" office:value-type="float" office:value="1.00012575550537" calcext:value-type="float">
            <text:p>1.0001257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0215" calcext:value-type="float">
            <text:p>0.950215</text:p>
          </table:table-cell>
          <table:table-cell office:value-type="float" office:value="7.71573" calcext:value-type="float">
            <text:p>7.71573</text:p>
          </table:table-cell>
          <table:table-cell table:formula="of:=7.71435 / [.G38]" office:value-type="float" office:value="0.999821144596817" calcext:value-type="float">
            <text:p>0.999821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950884" calcext:value-type="float">
            <text:p>0.950884</text:p>
          </table:table-cell>
          <table:table-cell office:value-type="float" office:value="7.718" calcext:value-type="float">
            <text:p>7.718</text:p>
          </table:table-cell>
          <table:table-cell table:formula="of:=7.71435 / [.G39]" office:value-type="float" office:value="0.999527079554289" calcext:value-type="float">
            <text:p>0.999527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50622" calcext:value-type="float">
            <text:p>0.950622</text:p>
          </table:table-cell>
          <table:table-cell office:value-type="float" office:value="7.72948" calcext:value-type="float">
            <text:p>7.72948</text:p>
          </table:table-cell>
          <table:table-cell table:formula="of:=7.71435 / [.G40]" office:value-type="float" office:value="0.998042559137225" calcext:value-type="float">
            <text:p>0.998042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949297" calcext:value-type="float">
            <text:p>0.949297</text:p>
          </table:table-cell>
          <table:table-cell office:value-type="float" office:value="7.72918" calcext:value-type="float">
            <text:p>7.72918</text:p>
          </table:table-cell>
          <table:table-cell table:formula="of:=7.71435 / [.G41]" office:value-type="float" office:value="0.998081297110431" calcext:value-type="float">
            <text:p>0.998081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950765" calcext:value-type="float">
            <text:p>0.950765</text:p>
          </table:table-cell>
          <table:table-cell office:value-type="float" office:value="7.73754" calcext:value-type="float">
            <text:p>7.73754</text:p>
          </table:table-cell>
          <table:table-cell table:formula="of:=7.71435 / [.G42]" office:value-type="float" office:value="0.997002923409766" calcext:value-type="float">
            <text:p>0.9970029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950995" calcext:value-type="float">
            <text:p>0.950995</text:p>
          </table:table-cell>
          <table:table-cell office:value-type="float" office:value="7.73436" calcext:value-type="float">
            <text:p>7.73436</text:p>
          </table:table-cell>
          <table:table-cell table:formula="of:=7.71435 / [.G43]" office:value-type="float" office:value="0.997412843467333" calcext:value-type="float">
            <text:p>0.9974128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950945" calcext:value-type="float">
            <text:p>0.950945</text:p>
          </table:table-cell>
          <table:table-cell office:value-type="float" office:value="7.74383" calcext:value-type="float">
            <text:p>7.74383</text:p>
          </table:table-cell>
          <table:table-cell table:formula="of:=7.71435 / [.G44]" office:value-type="float" office:value="0.99619309824725" calcext:value-type="float">
            <text:p>0.996193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950062" calcext:value-type="float">
            <text:p>0.950062</text:p>
          </table:table-cell>
          <table:table-cell office:value-type="float" office:value="7.74841" calcext:value-type="float">
            <text:p>7.74841</text:p>
          </table:table-cell>
          <table:table-cell table:formula="of:=7.71435 / [.G45]" office:value-type="float" office:value="0.99560425945452" calcext:value-type="float">
            <text:p>0.995604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951956" calcext:value-type="float">
            <text:p>0.951956</text:p>
          </table:table-cell>
          <table:table-cell office:value-type="float" office:value="7.74021" calcext:value-type="float">
            <text:p>7.74021</text:p>
          </table:table-cell>
          <table:table-cell table:formula="of:=7.71435 / [.G46]" office:value-type="float" office:value="0.996659005375823" calcext:value-type="float">
            <text:p>0.996659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95153" calcext:value-type="float">
            <text:p>0.95153</text:p>
          </table:table-cell>
          <table:table-cell office:value-type="float" office:value="7.74993" calcext:value-type="float">
            <text:p>7.74993</text:p>
          </table:table-cell>
          <table:table-cell table:formula="of:=7.71435 / [.G47]" office:value-type="float" office:value="0.995408990790885" calcext:value-type="float">
            <text:p>0.9954089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950797" calcext:value-type="float">
            <text:p>0.950797</text:p>
          </table:table-cell>
          <table:table-cell office:value-type="float" office:value="7.76152" calcext:value-type="float">
            <text:p>7.76152</text:p>
          </table:table-cell>
          <table:table-cell table:formula="of:=7.71435 / [.G48]" office:value-type="float" office:value="0.993922582174626" calcext:value-type="float">
            <text:p>0.9939225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49922" calcext:value-type="float">
            <text:p>0.949922</text:p>
          </table:table-cell>
          <table:table-cell office:value-type="float" office:value="7.76306" calcext:value-type="float">
            <text:p>7.76306</text:p>
          </table:table-cell>
          <table:table-cell table:formula="of:=7.71435 / [.G49]" office:value-type="float" office:value="0.993725412401811" calcext:value-type="float">
            <text:p>0.9937254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951386" calcext:value-type="float">
            <text:p>0.951386</text:p>
          </table:table-cell>
          <table:table-cell office:value-type="float" office:value="7.75972" calcext:value-type="float">
            <text:p>7.75972</text:p>
          </table:table-cell>
          <table:table-cell table:formula="of:=7.71435 / [.G50]" office:value-type="float" office:value="0.994153139546272" calcext:value-type="float">
            <text:p>0.994153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950471" calcext:value-type="float">
            <text:p>0.950471</text:p>
          </table:table-cell>
          <table:table-cell office:value-type="float" office:value="7.77068" calcext:value-type="float">
            <text:p>7.77068</text:p>
          </table:table-cell>
          <table:table-cell table:formula="of:=7.71435 / [.G51]" office:value-type="float" office:value="0.992750956158277" calcext:value-type="float">
            <text:p>0.9927509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951184" calcext:value-type="float">
            <text:p>0.951184</text:p>
          </table:table-cell>
          <table:table-cell office:value-type="float" office:value="7.80046" calcext:value-type="float">
            <text:p>7.80046</text:p>
          </table:table-cell>
          <table:table-cell table:formula="of:=7.71435 / [.G52]" office:value-type="float" office:value="0.988960907433664" calcext:value-type="float">
            <text:p>0.9889609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951197" calcext:value-type="float">
            <text:p>0.951197</text:p>
          </table:table-cell>
          <table:table-cell office:value-type="float" office:value="7.80739" calcext:value-type="float">
            <text:p>7.80739</text:p>
          </table:table-cell>
          <table:table-cell table:formula="of:=7.71435 / [.G53]" office:value-type="float" office:value="0.988083085384488" calcext:value-type="float">
            <text:p>0.988083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951009" calcext:value-type="float">
            <text:p>0.951009</text:p>
          </table:table-cell>
          <table:table-cell office:value-type="float" office:value="7.79361" calcext:value-type="float">
            <text:p>7.79361</text:p>
          </table:table-cell>
          <table:table-cell table:formula="of:=7.71435 / [.G54]" office:value-type="float" office:value="0.989830130068094" calcext:value-type="float">
            <text:p>0.989830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950757" calcext:value-type="float">
            <text:p>0.950757</text:p>
          </table:table-cell>
          <table:table-cell office:value-type="float" office:value="7.80038" calcext:value-type="float">
            <text:p>7.80038</text:p>
          </table:table-cell>
          <table:table-cell table:formula="of:=7.71435 / [.G55]" office:value-type="float" office:value="0.988971050128327" calcext:value-type="float">
            <text:p>0.988971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951764" calcext:value-type="float">
            <text:p>0.951764</text:p>
          </table:table-cell>
          <table:table-cell office:value-type="float" office:value="7.82583" calcext:value-type="float">
            <text:p>7.82583</text:p>
          </table:table-cell>
          <table:table-cell table:formula="of:=7.71435 / [.G56]" office:value-type="float" office:value="0.985754865618088" calcext:value-type="float">
            <text:p>0.9857548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950152" calcext:value-type="float">
            <text:p>0.950152</text:p>
          </table:table-cell>
          <table:table-cell office:value-type="float" office:value="7.82869" calcext:value-type="float">
            <text:p>7.82869</text:p>
          </table:table-cell>
          <table:table-cell table:formula="of:=7.71435 / [.G57]" office:value-type="float" office:value="0.985394746758398" calcext:value-type="float">
            <text:p>0.9853947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950325" calcext:value-type="float">
            <text:p>0.950325</text:p>
          </table:table-cell>
          <table:table-cell office:value-type="float" office:value="7.95476" calcext:value-type="float">
            <text:p>7.95476</text:p>
          </table:table-cell>
          <table:table-cell table:formula="of:=7.71435 / [.G58]" office:value-type="float" office:value="0.969777843706158" calcext:value-type="float">
            <text:p>0.9697778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951288" calcext:value-type="float">
            <text:p>0.951288</text:p>
          </table:table-cell>
          <table:table-cell office:value-type="float" office:value="8.03822" calcext:value-type="float">
            <text:p>8.03822</text:p>
          </table:table-cell>
          <table:table-cell table:formula="of:=7.71435 / [.G59]" office:value-type="float" office:value="0.959708741487543" calcext:value-type="float">
            <text:p>0.9597087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950778" calcext:value-type="float">
            <text:p>0.950778</text:p>
          </table:table-cell>
          <table:table-cell office:value-type="float" office:value="8.04468" calcext:value-type="float">
            <text:p>8.04468</text:p>
          </table:table-cell>
          <table:table-cell table:formula="of:=7.71435 / [.G60]" office:value-type="float" office:value="0.958938080818628" calcext:value-type="float">
            <text:p>0.9589380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950848" calcext:value-type="float">
            <text:p>0.950848</text:p>
          </table:table-cell>
          <table:table-cell office:value-type="float" office:value="8.04548" calcext:value-type="float">
            <text:p>8.04548</text:p>
          </table:table-cell>
          <table:table-cell table:formula="of:=7.71435 / [.G61]" office:value-type="float" office:value="0.958842729085151" calcext:value-type="float">
            <text:p>0.9588427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951332" calcext:value-type="float">
            <text:p>0.951332</text:p>
          </table:table-cell>
          <table:table-cell office:value-type="float" office:value="8.04149" calcext:value-type="float">
            <text:p>8.04149</text:p>
          </table:table-cell>
          <table:table-cell table:formula="of:=7.71435 / [.G62]" office:value-type="float" office:value="0.959318484509712" calcext:value-type="float">
            <text:p>0.9593184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950706" calcext:value-type="float">
            <text:p>0.950706</text:p>
          </table:table-cell>
          <table:table-cell office:value-type="float" office:value="8.29953" calcext:value-type="float">
            <text:p>8.29953</text:p>
          </table:table-cell>
          <table:table-cell table:formula="of:=7.71435 / [.G63]" office:value-type="float" office:value="0.929492392942733" calcext:value-type="float">
            <text:p>0.929492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950691" calcext:value-type="float">
            <text:p>0.950691</text:p>
          </table:table-cell>
          <table:table-cell office:value-type="float" office:value="8.34659" calcext:value-type="float">
            <text:p>8.34659</text:p>
          </table:table-cell>
          <table:table-cell table:formula="of:=7.71435 / [.G64]" office:value-type="float" office:value="0.924251700395011" calcext:value-type="float">
            <text:p>0.924251700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85585" calcext:value-type="float">
            <text:p>0.385585</text:p>
          </table:table-cell>
          <table:table-cell office:value-type="float" office:value="3.96521" calcext:value-type="float">
            <text:p>3.96521</text:p>
          </table:table-cell>
          <table:table-cell table:formula="of:=[.G4]/[.G68]" office:value-type="float" office:value="1.94550856070675" calcext:value-type="float">
            <text:p>1.9455085607</text:p>
          </table:table-cell>
          <table:table-cell/>
          <table:table-cell table:formula="of:=7.71435/[.G68]" office:value-type="float" office:value="1.94550856070675" calcext:value-type="float">
            <text:p>1.94550856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384756" calcext:value-type="float">
            <text:p>0.384756</text:p>
          </table:table-cell>
          <table:table-cell office:value-type="float" office:value="3.97165" calcext:value-type="float">
            <text:p>3.97165</text:p>
          </table:table-cell>
          <table:table-cell table:formula="of:=[.G5]/[.G69]" office:value-type="float" office:value="1.94193848904108" calcext:value-type="float">
            <text:p>1.941938489</text:p>
          </table:table-cell>
          <table:table-cell/>
          <table:table-cell table:formula="of:=7.71435/[.G69]" office:value-type="float" office:value="1.94235393350371" calcext:value-type="float">
            <text:p>1.94235393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380621" calcext:value-type="float">
            <text:p>0.380621</text:p>
          </table:table-cell>
          <table:table-cell office:value-type="float" office:value="3.96394" calcext:value-type="float">
            <text:p>3.96394</text:p>
          </table:table-cell>
          <table:table-cell table:formula="of:=[.G6]/[.G70]" office:value-type="float" office:value="1.9450975544534" calcext:value-type="float">
            <text:p>1.9450975545</text:p>
          </table:table-cell>
          <table:table-cell/>
          <table:table-cell table:formula="of:=7.71435/[.G70]" office:value-type="float" office:value="1.94613187888818" calcext:value-type="float">
            <text:p>1.94613187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384709" calcext:value-type="float">
            <text:p>0.384709</text:p>
          </table:table-cell>
          <table:table-cell office:value-type="float" office:value="3.9657" calcext:value-type="float">
            <text:p>3.9657</text:p>
          </table:table-cell>
          <table:table-cell table:formula="of:=[.G7]/[.G71]" office:value-type="float" office:value="1.94313992485564" calcext:value-type="float">
            <text:p>1.9431399249</text:p>
          </table:table-cell>
          <table:table-cell/>
          <table:table-cell table:formula="of:=7.71435/[.G71]" office:value-type="float" office:value="1.94526817459717" calcext:value-type="float">
            <text:p>1.94526817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383976" calcext:value-type="float">
            <text:p>0.383976</text:p>
          </table:table-cell>
          <table:table-cell office:value-type="float" office:value="3.96703" calcext:value-type="float">
            <text:p>3.96703</text:p>
          </table:table-cell>
          <table:table-cell table:formula="of:=[.G8]/[.G72]" office:value-type="float" office:value="1.94682419845577" calcext:value-type="float">
            <text:p>1.9468241985</text:p>
          </table:table-cell>
          <table:table-cell/>
          <table:table-cell table:formula="of:=7.71435/[.G72]" office:value-type="float" office:value="1.94461599735823" calcext:value-type="float">
            <text:p>1.94461599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85244" calcext:value-type="float">
            <text:p>0.385244</text:p>
          </table:table-cell>
          <table:table-cell office:value-type="float" office:value="2.5323" calcext:value-type="float">
            <text:p>2.5323</text:p>
          </table:table-cell>
          <table:table-cell table:formula="of:=[.G9]/[.G73]" office:value-type="float" office:value="3.04207637325751" calcext:value-type="float">
            <text:p>3.0420763733</text:p>
          </table:table-cell>
          <table:table-cell/>
          <table:table-cell table:formula="of:=7.71435/[.G73]" office:value-type="float" office:value="3.04638076057339" calcext:value-type="float">
            <text:p>3.04638076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81542" calcext:value-type="float">
            <text:p>0.381542</text:p>
          </table:table-cell>
          <table:table-cell office:value-type="float" office:value="2.5313" calcext:value-type="float">
            <text:p>2.5313</text:p>
          </table:table-cell>
          <table:table-cell table:formula="of:=[.G10]/[.G74]" office:value-type="float" office:value="3.04558132185043" calcext:value-type="float">
            <text:p>3.0455813219</text:p>
          </table:table-cell>
          <table:table-cell/>
          <table:table-cell table:formula="of:=7.71435/[.G74]" office:value-type="float" office:value="3.04758424524948" calcext:value-type="float">
            <text:p>3.04758424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385979" calcext:value-type="float">
            <text:p>0.385979</text:p>
          </table:table-cell>
          <table:table-cell office:value-type="float" office:value="2.53212" calcext:value-type="float">
            <text:p>2.53212</text:p>
          </table:table-cell>
          <table:table-cell table:formula="of:=[.G11]/[.G75]" office:value-type="float" office:value="3.04488728812221" calcext:value-type="float">
            <text:p>3.0448872881</text:p>
          </table:table-cell>
          <table:table-cell/>
          <table:table-cell table:formula="of:=7.71435/[.G75]" office:value-type="float" office:value="3.04659731766267" calcext:value-type="float">
            <text:p>3.04659731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381253" calcext:value-type="float">
            <text:p>0.381253</text:p>
          </table:table-cell>
          <table:table-cell office:value-type="float" office:value="2.2911" calcext:value-type="float">
            <text:p>2.2911</text:p>
          </table:table-cell>
          <table:table-cell table:formula="of:=[.G12]/[.G76]" office:value-type="float" office:value="3.36443629697525" calcext:value-type="float">
            <text:p>3.364436297</text:p>
          </table:table-cell>
          <table:table-cell/>
          <table:table-cell table:formula="of:=7.71435/[.G76]" office:value-type="float" office:value="3.36709440879927" calcext:value-type="float">
            <text:p>3.36709440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8639" calcext:value-type="float">
            <text:p>0.38639</text:p>
          </table:table-cell>
          <table:table-cell office:value-type="float" office:value="2.21004" calcext:value-type="float">
            <text:p>2.21004</text:p>
          </table:table-cell>
          <table:table-cell table:formula="of:=[.G13]/[.G77]" office:value-type="float" office:value="3.48723100034388" calcext:value-type="float">
            <text:p>3.4872310003</text:p>
          </table:table-cell>
          <table:table-cell/>
          <table:table-cell table:formula="of:=7.71435/[.G77]" office:value-type="float" office:value="3.4905929304447" calcext:value-type="float">
            <text:p>3.49059293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384135" calcext:value-type="float">
            <text:p>0.384135</text:p>
          </table:table-cell>
          <table:table-cell office:value-type="float" office:value="2.21703" calcext:value-type="float">
            <text:p>2.21703</text:p>
          </table:table-cell>
          <table:table-cell table:formula="of:=[.G14]/[.G78]" office:value-type="float" office:value="3.47790512532532" calcext:value-type="float">
            <text:p>3.4779051253</text:p>
          </table:table-cell>
          <table:table-cell/>
          <table:table-cell table:formula="of:=7.71435/[.G78]" office:value-type="float" office:value="3.47958755632535" calcext:value-type="float">
            <text:p>3.47958755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84595" calcext:value-type="float">
            <text:p>0.384595</text:p>
          </table:table-cell>
          <table:table-cell office:value-type="float" office:value="2.11106" calcext:value-type="float">
            <text:p>2.11106</text:p>
          </table:table-cell>
          <table:table-cell table:formula="of:=[.G15]/[.G79]" office:value-type="float" office:value="3.64675092133809" calcext:value-type="float">
            <text:p>3.6467509213</text:p>
          </table:table-cell>
          <table:table-cell/>
          <table:table-cell table:formula="of:=7.71435/[.G79]" office:value-type="float" office:value="3.65425426089263" calcext:value-type="float">
            <text:p>3.65425426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2.19469" calcext:value-type="float">
            <text:p>2.19469</text:p>
          </table:table-cell>
          <table:table-cell table:formula="of:=[.G16]/[.G80]" office:value-type="float" office:value="3.51294715882425" calcext:value-type="float">
            <text:p>3.5129471588</text:p>
          </table:table-cell>
          <table:table-cell/>
          <table:table-cell table:formula="of:=7.71435/[.G80]" office:value-type="float" office:value="3.51500667520242" calcext:value-type="float">
            <text:p>3.51500667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383143" calcext:value-type="float">
            <text:p>0.383143</text:p>
          </table:table-cell>
          <table:table-cell office:value-type="float" office:value="2.05438" calcext:value-type="float">
            <text:p>2.05438</text:p>
          </table:table-cell>
          <table:table-cell table:formula="of:=[.G17]/[.G81]" office:value-type="float" office:value="3.75110739006416" calcext:value-type="float">
            <text:p>3.7511073901</text:p>
          </table:table-cell>
          <table:table-cell/>
          <table:table-cell table:formula="of:=7.71435/[.G81]" office:value-type="float" office:value="3.75507452370058" calcext:value-type="float">
            <text:p>3.7550745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84107" calcext:value-type="float">
            <text:p>0.384107</text:p>
          </table:table-cell>
          <table:table-cell office:value-type="float" office:value="2.0566" calcext:value-type="float">
            <text:p>2.0566</text:p>
          </table:table-cell>
          <table:table-cell table:formula="of:=[.G18]/[.G82]" office:value-type="float" office:value="3.75191578333171" calcext:value-type="float">
            <text:p>3.7519157833</text:p>
          </table:table-cell>
          <table:table-cell/>
          <table:table-cell table:formula="of:=7.71435/[.G82]" office:value-type="float" office:value="3.75102110279101" calcext:value-type="float">
            <text:p>3.751021102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382453" calcext:value-type="float">
            <text:p>0.382453</text:p>
          </table:table-cell>
          <table:table-cell office:value-type="float" office:value="2.04482" calcext:value-type="float">
            <text:p>2.04482</text:p>
          </table:table-cell>
          <table:table-cell table:formula="of:=[.G19]/[.G83]" office:value-type="float" office:value="3.76705040052425" calcext:value-type="float">
            <text:p>3.7670504005</text:p>
          </table:table-cell>
          <table:table-cell/>
          <table:table-cell table:formula="of:=7.71435/[.G83]" office:value-type="float" office:value="3.77263035377197" calcext:value-type="float">
            <text:p>3.77263035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88648" calcext:value-type="float">
            <text:p>0.388648</text:p>
          </table:table-cell>
          <table:table-cell office:value-type="float" office:value="2.02705" calcext:value-type="float">
            <text:p>2.02705</text:p>
          </table:table-cell>
          <table:table-cell table:formula="of:=[.G20]/[.G84]" office:value-type="float" office:value="3.80408968698355" calcext:value-type="float">
            <text:p>3.804089687</text:p>
          </table:table-cell>
          <table:table-cell/>
          <table:table-cell table:formula="of:=7.71435/[.G84]" office:value-type="float" office:value="3.80570286870082" calcext:value-type="float">
            <text:p>3.80570286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385557" calcext:value-type="float">
            <text:p>0.385557</text:p>
          </table:table-cell>
          <table:table-cell office:value-type="float" office:value="2.03742" calcext:value-type="float">
            <text:p>2.03742</text:p>
          </table:table-cell>
          <table:table-cell table:formula="of:=[.G21]/[.G85]" office:value-type="float" office:value="3.7805312601231" calcext:value-type="float">
            <text:p>3.7805312601</text:p>
          </table:table-cell>
          <table:table-cell/>
          <table:table-cell table:formula="of:=7.71435/[.G85]" office:value-type="float" office:value="3.78633271490414" calcext:value-type="float">
            <text:p>3.78633271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4748" calcext:value-type="float">
            <text:p>0.384748</text:p>
          </table:table-cell>
          <table:table-cell office:value-type="float" office:value="2.01964" calcext:value-type="float">
            <text:p>2.01964</text:p>
          </table:table-cell>
          <table:table-cell table:formula="of:=[.G22]/[.G86]" office:value-type="float" office:value="3.82354776098711" calcext:value-type="float">
            <text:p>3.823547761</text:p>
          </table:table-cell>
          <table:table-cell/>
          <table:table-cell table:formula="of:=7.71435/[.G86]" office:value-type="float" office:value="3.81966588104811" calcext:value-type="float">
            <text:p>3.819665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38586" calcext:value-type="float">
            <text:p>0.38586</text:p>
          </table:table-cell>
          <table:table-cell office:value-type="float" office:value="2.02686" calcext:value-type="float">
            <text:p>2.02686</text:p>
          </table:table-cell>
          <table:table-cell table:formula="of:=[.G23]/[.G87]" office:value-type="float" office:value="3.80191034407902" calcext:value-type="float">
            <text:p>3.8019103441</text:p>
          </table:table-cell>
          <table:table-cell/>
          <table:table-cell table:formula="of:=7.71435/[.G87]" office:value-type="float" office:value="3.80605961931263" calcext:value-type="float">
            <text:p>3.80605961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385761" calcext:value-type="float">
            <text:p>0.385761</text:p>
          </table:table-cell>
          <table:table-cell office:value-type="float" office:value="2.02936" calcext:value-type="float">
            <text:p>2.02936</text:p>
          </table:table-cell>
          <table:table-cell table:formula="of:=[.G24]/[.G88]" office:value-type="float" office:value="3.79561043875902" calcext:value-type="float">
            <text:p>3.7956104388</text:p>
          </table:table-cell>
          <table:table-cell/>
          <table:table-cell table:formula="of:=7.71435/[.G88]" office:value-type="float" office:value="3.80137087554697" calcext:value-type="float">
            <text:p>3.80137087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381381" calcext:value-type="float">
            <text:p>0.381381</text:p>
          </table:table-cell>
          <table:table-cell office:value-type="float" office:value="2.01409" calcext:value-type="float">
            <text:p>2.01409</text:p>
          </table:table-cell>
          <table:table-cell table:formula="of:=[.G25]/[.G89]" office:value-type="float" office:value="3.82690445809274" calcext:value-type="float">
            <text:p>3.8269044581</text:p>
          </table:table-cell>
          <table:table-cell/>
          <table:table-cell table:formula="of:=7.71435/[.G89]" office:value-type="float" office:value="3.83019130227547" calcext:value-type="float">
            <text:p>3.83019130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2.01321" calcext:value-type="float">
            <text:p>2.01321</text:p>
          </table:table-cell>
          <table:table-cell table:formula="of:=[.G26]/[.G90]" office:value-type="float" office:value="3.82871136145757" calcext:value-type="float">
            <text:p>3.8287113615</text:p>
          </table:table-cell>
          <table:table-cell/>
          <table:table-cell table:formula="of:=7.71435/[.G90]" office:value-type="float" office:value="3.83186552818633" calcext:value-type="float">
            <text:p>3.83186552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38529" calcext:value-type="float">
            <text:p>0.38529</text:p>
          </table:table-cell>
          <table:table-cell office:value-type="float" office:value="2.01536" calcext:value-type="float">
            <text:p>2.01536</text:p>
          </table:table-cell>
          <table:table-cell table:formula="of:=[.G27]/[.G91]" office:value-type="float" office:value="3.83101282153064" calcext:value-type="float">
            <text:p>3.8310128215</text:p>
          </table:table-cell>
          <table:table-cell/>
          <table:table-cell table:formula="of:=7.71435/[.G91]" office:value-type="float" office:value="3.8277776675135" calcext:value-type="float">
            <text:p>3.82777766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385016" calcext:value-type="float">
            <text:p>0.385016</text:p>
          </table:table-cell>
          <table:table-cell office:value-type="float" office:value="2.01644" calcext:value-type="float">
            <text:p>2.01644</text:p>
          </table:table-cell>
          <table:table-cell table:formula="of:=[.G28]/[.G92]" office:value-type="float" office:value="3.82148737378747" calcext:value-type="float">
            <text:p>3.8214873738</text:p>
          </table:table-cell>
          <table:table-cell/>
          <table:table-cell table:formula="of:=7.71435/[.G92]" office:value-type="float" office:value="3.82572751978735" calcext:value-type="float">
            <text:p>3.82572751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385815" calcext:value-type="float">
            <text:p>0.385815</text:p>
          </table:table-cell>
          <table:table-cell office:value-type="float" office:value="2.01306" calcext:value-type="float">
            <text:p>2.01306</text:p>
          </table:table-cell>
          <table:table-cell table:formula="of:=[.G29]/[.G93]" office:value-type="float" office:value="3.82897678161605" calcext:value-type="float">
            <text:p>3.8289767816</text:p>
          </table:table-cell>
          <table:table-cell/>
          <table:table-cell table:formula="of:=7.71435/[.G93]" office:value-type="float" office:value="3.83215105361986" calcext:value-type="float">
            <text:p>3.83215105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87175" calcext:value-type="float">
            <text:p>0.387175</text:p>
          </table:table-cell>
          <table:table-cell office:value-type="float" office:value="2.01189" calcext:value-type="float">
            <text:p>2.01189</text:p>
          </table:table-cell>
          <table:table-cell table:formula="of:=[.G30]/[.G94]" office:value-type="float" office:value="3.82999567570792" calcext:value-type="float">
            <text:p>3.8299956757</text:p>
          </table:table-cell>
          <table:table-cell/>
          <table:table-cell table:formula="of:=7.71435/[.G94]" office:value-type="float" office:value="3.83437961319953" calcext:value-type="float">
            <text:p>3.83437961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3168" calcext:value-type="float">
            <text:p>0.383168</text:p>
          </table:table-cell>
          <table:table-cell office:value-type="float" office:value="2.01189" calcext:value-type="float">
            <text:p>2.01189</text:p>
          </table:table-cell>
          <table:table-cell table:formula="of:=[.G31]/[.G95]" office:value-type="float" office:value="3.83001058705993" calcext:value-type="float">
            <text:p>3.8300105871</text:p>
          </table:table-cell>
          <table:table-cell/>
          <table:table-cell table:formula="of:=7.71435/[.G95]" office:value-type="float" office:value="3.83437961319953" calcext:value-type="float">
            <text:p>3.83437961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386245" calcext:value-type="float">
            <text:p>0.386245</text:p>
          </table:table-cell>
          <table:table-cell office:value-type="float" office:value="2.01337" calcext:value-type="float">
            <text:p>2.01337</text:p>
          </table:table-cell>
          <table:table-cell table:formula="of:=[.G32]/[.G96]" office:value-type="float" office:value="3.83638874126465" calcext:value-type="float">
            <text:p>3.8363887413</text:p>
          </table:table-cell>
          <table:table-cell/>
          <table:table-cell table:formula="of:=7.71435/[.G96]" office:value-type="float" office:value="3.83156101461728" calcext:value-type="float">
            <text:p>3.83156101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384695" calcext:value-type="float">
            <text:p>0.384695</text:p>
          </table:table-cell>
          <table:table-cell office:value-type="float" office:value="2.01268" calcext:value-type="float">
            <text:p>2.01268</text:p>
          </table:table-cell>
          <table:table-cell table:formula="of:=[.G33]/[.G97]" office:value-type="float" office:value="3.83438996760538" calcext:value-type="float">
            <text:p>3.8343899676</text:p>
          </table:table-cell>
          <table:table-cell/>
          <table:table-cell table:formula="of:=7.71435/[.G97]" office:value-type="float" office:value="3.83287457519327" calcext:value-type="float">
            <text:p>3.83287457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2.01271" calcext:value-type="float">
            <text:p>2.01271</text:p>
          </table:table-cell>
          <table:table-cell table:formula="of:=[.G34]/[.G98]" office:value-type="float" office:value="3.83395521461115" calcext:value-type="float">
            <text:p>3.8339552146</text:p>
          </table:table-cell>
          <table:table-cell/>
          <table:table-cell table:formula="of:=7.71435/[.G98]" office:value-type="float" office:value="3.83281744513616" calcext:value-type="float">
            <text:p>3.83281744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390627" calcext:value-type="float">
            <text:p>0.390627</text:p>
          </table:table-cell>
          <table:table-cell office:value-type="float" office:value="2.01313" calcext:value-type="float">
            <text:p>2.01313</text:p>
          </table:table-cell>
          <table:table-cell table:formula="of:=[.G35]/[.G99]" office:value-type="float" office:value="3.8339749544242" calcext:value-type="float">
            <text:p>3.8339749544</text:p>
          </table:table-cell>
          <table:table-cell/>
          <table:table-cell table:formula="of:=7.71435/[.G99]" office:value-type="float" office:value="3.8320178031225" calcext:value-type="float">
            <text:p>3.83201780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393194" calcext:value-type="float">
            <text:p>0.393194</text:p>
          </table:table-cell>
          <table:table-cell office:value-type="float" office:value="2.01389" calcext:value-type="float">
            <text:p>2.01389</text:p>
          </table:table-cell>
          <table:table-cell table:formula="of:=[.G36]/[.G100]" office:value-type="float" office:value="3.83418160872739" calcext:value-type="float">
            <text:p>3.8341816087</text:p>
          </table:table-cell>
          <table:table-cell/>
          <table:table-cell table:formula="of:=7.71435/[.G100]" office:value-type="float" office:value="3.83057167968459" calcext:value-type="float">
            <text:p>3.8305716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391119" calcext:value-type="float">
            <text:p>0.391119</text:p>
          </table:table-cell>
          <table:table-cell office:value-type="float" office:value="2.01505" calcext:value-type="float">
            <text:p>2.01505</text:p>
          </table:table-cell>
          <table:table-cell table:formula="of:=[.G37]/[.G101]" office:value-type="float" office:value="3.82788516413985" calcext:value-type="float">
            <text:p>3.8278851641</text:p>
          </table:table-cell>
          <table:table-cell/>
          <table:table-cell table:formula="of:=7.71435/[.G101]" office:value-type="float" office:value="3.82836654177316" calcext:value-type="float">
            <text:p>3.82836654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2.01482" calcext:value-type="float">
            <text:p>2.01482</text:p>
          </table:table-cell>
          <table:table-cell table:formula="of:=[.G38]/[.G102]" office:value-type="float" office:value="3.82948849028697" calcext:value-type="float">
            <text:p>3.8294884903</text:p>
          </table:table-cell>
          <table:table-cell/>
          <table:table-cell table:formula="of:=7.71435/[.G102]" office:value-type="float" office:value="3.82880356557906" calcext:value-type="float">
            <text:p>3.82880356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90555" calcext:value-type="float">
            <text:p>0.390555</text:p>
          </table:table-cell>
          <table:table-cell office:value-type="float" office:value="2.01903" calcext:value-type="float">
            <text:p>2.01903</text:p>
          </table:table-cell>
          <table:table-cell table:formula="of:=[.G39]/[.G103]" office:value-type="float" office:value="3.82262769745868" calcext:value-type="float">
            <text:p>3.8226276975</text:p>
          </table:table-cell>
          <table:table-cell/>
          <table:table-cell table:formula="of:=7.71435/[.G103]" office:value-type="float" office:value="3.82081989866421" calcext:value-type="float">
            <text:p>3.82081989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229" calcext:value-type="float">
            <text:p>0.39229</text:p>
          </table:table-cell>
          <table:table-cell office:value-type="float" office:value="2.02766" calcext:value-type="float">
            <text:p>2.02766</text:p>
          </table:table-cell>
          <table:table-cell table:formula="of:=[.G40]/[.G104]" office:value-type="float" office:value="3.81201976662754" calcext:value-type="float">
            <text:p>3.8120197666</text:p>
          </table:table-cell>
          <table:table-cell/>
          <table:table-cell table:formula="of:=7.71435/[.G104]" office:value-type="float" office:value="3.80455796336664" calcext:value-type="float">
            <text:p>3.80455796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390108" calcext:value-type="float">
            <text:p>0.390108</text:p>
          </table:table-cell>
          <table:table-cell office:value-type="float" office:value="2.0275" calcext:value-type="float">
            <text:p>2.0275</text:p>
          </table:table-cell>
          <table:table-cell table:formula="of:=[.G41]/[.G105]" office:value-type="float" office:value="3.81217262638718" calcext:value-type="float">
            <text:p>3.8121726264</text:p>
          </table:table-cell>
          <table:table-cell/>
          <table:table-cell table:formula="of:=7.71435/[.G105]" office:value-type="float" office:value="3.80485819975339" calcext:value-type="float">
            <text:p>3.80485819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4461" calcext:value-type="float">
            <text:p>0.394461</text:p>
          </table:table-cell>
          <table:table-cell office:value-type="float" office:value="2.02702" calcext:value-type="float">
            <text:p>2.02702</text:p>
          </table:table-cell>
          <table:table-cell table:formula="of:=[.G42]/[.G106]" office:value-type="float" office:value="3.81719963295873" calcext:value-type="float">
            <text:p>3.817199633</text:p>
          </table:table-cell>
          <table:table-cell/>
          <table:table-cell table:formula="of:=7.71435/[.G106]" office:value-type="float" office:value="3.80575919329854" calcext:value-type="float">
            <text:p>3.80575919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6447" calcext:value-type="float">
            <text:p>0.396447</text:p>
          </table:table-cell>
          <table:table-cell office:value-type="float" office:value="2.02633" calcext:value-type="float">
            <text:p>2.02633</text:p>
          </table:table-cell>
          <table:table-cell table:formula="of:=[.G43]/[.G107]" office:value-type="float" office:value="3.81693011503556" calcext:value-type="float">
            <text:p>3.816930115</text:p>
          </table:table-cell>
          <table:table-cell/>
          <table:table-cell table:formula="of:=7.71435/[.G107]" office:value-type="float" office:value="3.80705511935371" calcext:value-type="float">
            <text:p>3.80705511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6622" calcext:value-type="float">
            <text:p>0.396622</text:p>
          </table:table-cell>
          <table:table-cell office:value-type="float" office:value="2.03517" calcext:value-type="float">
            <text:p>2.03517</text:p>
          </table:table-cell>
          <table:table-cell table:formula="of:=[.G44]/[.G108]" office:value-type="float" office:value="3.80500400457947" calcext:value-type="float">
            <text:p>3.8050040046</text:p>
          </table:table-cell>
          <table:table-cell/>
          <table:table-cell table:formula="of:=7.71435/[.G108]" office:value-type="float" office:value="3.79051872816521" calcext:value-type="float">
            <text:p>3.79051872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9492" calcext:value-type="float">
            <text:p>0.399492</text:p>
          </table:table-cell>
          <table:table-cell office:value-type="float" office:value="2.03515" calcext:value-type="float">
            <text:p>2.03515</text:p>
          </table:table-cell>
          <table:table-cell table:formula="of:=[.G45]/[.G109]" office:value-type="float" office:value="3.80729184580989" calcext:value-type="float">
            <text:p>3.8072918458</text:p>
          </table:table-cell>
          <table:table-cell/>
          <table:table-cell table:formula="of:=7.71435/[.G109]" office:value-type="float" office:value="3.79055597867479" calcext:value-type="float">
            <text:p>3.79055597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400336" calcext:value-type="float">
            <text:p>0.400336</text:p>
          </table:table-cell>
          <table:table-cell office:value-type="float" office:value="2.03485" calcext:value-type="float">
            <text:p>2.03485</text:p>
          </table:table-cell>
          <table:table-cell table:formula="of:=[.G46]/[.G110]" office:value-type="float" office:value="3.80382337764454" calcext:value-type="float">
            <text:p>3.8038233776</text:p>
          </table:table-cell>
          <table:table-cell/>
          <table:table-cell table:formula="of:=7.71435/[.G110]" office:value-type="float" office:value="3.79111482418851" calcext:value-type="float">
            <text:p>3.79111482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40134" calcext:value-type="float">
            <text:p>0.40134</text:p>
          </table:table-cell>
          <table:table-cell office:value-type="float" office:value="2.05337" calcext:value-type="float">
            <text:p>2.05337</text:p>
          </table:table-cell>
          <table:table-cell table:formula="of:=[.G47]/[.G111]" office:value-type="float" office:value="3.77424916113511" calcext:value-type="float">
            <text:p>3.7742491611</text:p>
          </table:table-cell>
          <table:table-cell/>
          <table:table-cell table:formula="of:=7.71435/[.G111]" office:value-type="float" office:value="3.75692154847884" calcext:value-type="float">
            <text:p>3.75692154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5614" calcext:value-type="float">
            <text:p>0.395614</text:p>
          </table:table-cell>
          <table:table-cell office:value-type="float" office:value="2.05353" calcext:value-type="float">
            <text:p>2.05353</text:p>
          </table:table-cell>
          <table:table-cell table:formula="of:=[.G48]/[.G112]" office:value-type="float" office:value="3.7795990319109" calcext:value-type="float">
            <text:p>3.7795990319</text:p>
          </table:table-cell>
          <table:table-cell/>
          <table:table-cell table:formula="of:=7.71435/[.G112]" office:value-type="float" office:value="3.7566288293816" calcext:value-type="float">
            <text:p>3.75662882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402626" calcext:value-type="float">
            <text:p>0.402626</text:p>
          </table:table-cell>
          <table:table-cell office:value-type="float" office:value="2.09507" calcext:value-type="float">
            <text:p>2.09507</text:p>
          </table:table-cell>
          <table:table-cell table:formula="of:=[.G49]/[.G113]" office:value-type="float" office:value="3.70539409184419" calcext:value-type="float">
            <text:p>3.7053940918</text:p>
          </table:table-cell>
          <table:table-cell/>
          <table:table-cell table:formula="of:=7.71435/[.G113]" office:value-type="float" office:value="3.6821442720291" calcext:value-type="float">
            <text:p>3.6821442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00345" calcext:value-type="float">
            <text:p>0.400345</text:p>
          </table:table-cell>
          <table:table-cell office:value-type="float" office:value="2.09545" calcext:value-type="float">
            <text:p>2.09545</text:p>
          </table:table-cell>
          <table:table-cell table:formula="of:=[.G50]/[.G114]" office:value-type="float" office:value="3.70312820635186" calcext:value-type="float">
            <text:p>3.7031282064</text:p>
          </table:table-cell>
          <table:table-cell/>
          <table:table-cell table:formula="of:=7.71435/[.G114]" office:value-type="float" office:value="3.68147653248705" calcext:value-type="float">
            <text:p>3.68147653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9351" calcext:value-type="float">
            <text:p>0.399351</text:p>
          </table:table-cell>
          <table:table-cell office:value-type="float" office:value="2.09676" calcext:value-type="float">
            <text:p>2.09676</text:p>
          </table:table-cell>
          <table:table-cell table:formula="of:=[.G51]/[.G115]" office:value-type="float" office:value="3.70604170243614" calcext:value-type="float">
            <text:p>3.7060417024</text:p>
          </table:table-cell>
          <table:table-cell/>
          <table:table-cell table:formula="of:=7.71435/[.G115]" office:value-type="float" office:value="3.67917644365593" calcext:value-type="float">
            <text:p>3.679176443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98327" calcext:value-type="float">
            <text:p>0.398327</text:p>
          </table:table-cell>
          <table:table-cell office:value-type="float" office:value="3.973" calcext:value-type="float">
            <text:p>3.973</text:p>
          </table:table-cell>
          <table:table-cell table:number-columns-repeated="2"/>
          <table:table-cell table:formula="of:=7.71435/[.G119]" office:value-type="float" office:value="1.94169393405487" calcext:value-type="float">
            <text:p>1.94169393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397697" calcext:value-type="float">
            <text:p>0.397697</text:p>
          </table:table-cell>
          <table:table-cell office:value-type="float" office:value="3.9711" calcext:value-type="float">
            <text:p>3.9711</text:p>
          </table:table-cell>
          <table:table-cell table:number-columns-repeated="2"/>
          <table:table-cell table:formula="of:=7.71435/[.G120]" office:value-type="float" office:value="1.94262295081967" calcext:value-type="float">
            <text:p>1.94262295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397784" calcext:value-type="float">
            <text:p>0.397784</text:p>
          </table:table-cell>
          <table:table-cell office:value-type="float" office:value="3.97363" calcext:value-type="float">
            <text:p>3.97363</text:p>
          </table:table-cell>
          <table:table-cell table:number-columns-repeated="2"/>
          <table:table-cell table:formula="of:=7.71435/[.G121]" office:value-type="float" office:value="1.94138608778371" calcext:value-type="float">
            <text:p>1.94138608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405374" calcext:value-type="float">
            <text:p>0.405374</text:p>
          </table:table-cell>
          <table:table-cell office:value-type="float" office:value="3.97298" calcext:value-type="float">
            <text:p>3.97298</text:p>
          </table:table-cell>
          <table:table-cell table:number-columns-repeated="2"/>
          <table:table-cell table:formula="of:=7.71435/[.G122]" office:value-type="float" office:value="1.94170370855126" calcext:value-type="float">
            <text:p>1.94170370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3.97587" calcext:value-type="float">
            <text:p>3.97587</text:p>
          </table:table-cell>
          <table:table-cell table:number-columns-repeated="2"/>
          <table:table-cell table:formula="of:=7.71435/[.G123]" office:value-type="float" office:value="1.94029231338047" calcext:value-type="float">
            <text:p>1.94029231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02205" calcext:value-type="float">
            <text:p>0.402205</text:p>
          </table:table-cell>
          <table:table-cell office:value-type="float" office:value="2.53629" calcext:value-type="float">
            <text:p>2.53629</text:p>
          </table:table-cell>
          <table:table-cell table:number-columns-repeated="2"/>
          <table:table-cell table:formula="of:=7.71435/[.G124]" office:value-type="float" office:value="3.04158830417657" calcext:value-type="float">
            <text:p>3.04158830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00839" calcext:value-type="float">
            <text:p>0.400839</text:p>
          </table:table-cell>
          <table:table-cell office:value-type="float" office:value="2.53461" calcext:value-type="float">
            <text:p>2.53461</text:p>
          </table:table-cell>
          <table:table-cell table:number-columns-repeated="2"/>
          <table:table-cell table:formula="of:=7.71435/[.G125]" office:value-type="float" office:value="3.04360434149632" calcext:value-type="float">
            <text:p>3.04360434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400716" calcext:value-type="float">
            <text:p>0.400716</text:p>
          </table:table-cell>
          <table:table-cell office:value-type="float" office:value="2.5349" calcext:value-type="float">
            <text:p>2.5349</text:p>
          </table:table-cell>
          <table:table-cell table:number-columns-repeated="2"/>
          <table:table-cell table:formula="of:=7.71435/[.G126]" office:value-type="float" office:value="3.0432561442266" calcext:value-type="float">
            <text:p>3.04325614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399064" calcext:value-type="float">
            <text:p>0.399064</text:p>
          </table:table-cell>
          <table:table-cell office:value-type="float" office:value="2.57378" calcext:value-type="float">
            <text:p>2.57378</text:p>
          </table:table-cell>
          <table:table-cell table:number-columns-repeated="2"/>
          <table:table-cell table:formula="of:=7.71435/[.G127]" office:value-type="float" office:value="2.99728415016046" calcext:value-type="float">
            <text:p>2.99728415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02494" calcext:value-type="float">
            <text:p>0.402494</text:p>
          </table:table-cell>
          <table:table-cell office:value-type="float" office:value="2.1372" calcext:value-type="float">
            <text:p>2.1372</text:p>
          </table:table-cell>
          <table:table-cell table:number-columns-repeated="2"/>
          <table:table-cell table:formula="of:=7.71435/[.G128]" office:value-type="float" office:value="3.60955923638405" calcext:value-type="float">
            <text:p>3.60955923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398304" calcext:value-type="float">
            <text:p>0.398304</text:p>
          </table:table-cell>
          <table:table-cell office:value-type="float" office:value="2.13251" calcext:value-type="float">
            <text:p>2.13251</text:p>
          </table:table-cell>
          <table:table-cell table:number-columns-repeated="2"/>
          <table:table-cell table:formula="of:=7.71435/[.G129]" office:value-type="float" office:value="3.61749769051493" calcext:value-type="float">
            <text:p>3.61749769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98293" calcext:value-type="float">
            <text:p>0.398293</text:p>
          </table:table-cell>
          <table:table-cell office:value-type="float" office:value="2.17525" calcext:value-type="float">
            <text:p>2.17525</text:p>
          </table:table-cell>
          <table:table-cell table:number-columns-repeated="2"/>
          <table:table-cell table:formula="of:=7.71435/[.G130]" office:value-type="float" office:value="3.54641995172969" calcext:value-type="float">
            <text:p>3.54641995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395178" calcext:value-type="float">
            <text:p>0.395178</text:p>
          </table:table-cell>
          <table:table-cell office:value-type="float" office:value="2.14798" calcext:value-type="float">
            <text:p>2.14798</text:p>
          </table:table-cell>
          <table:table-cell table:number-columns-repeated="2"/>
          <table:table-cell table:formula="of:=7.71435/[.G131]" office:value-type="float" office:value="3.59144405441391" calcext:value-type="float">
            <text:p>3.59144405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40036" calcext:value-type="float">
            <text:p>0.40036</text:p>
          </table:table-cell>
          <table:table-cell office:value-type="float" office:value="2.12657" calcext:value-type="float">
            <text:p>2.12657</text:p>
          </table:table-cell>
          <table:table-cell table:number-columns-repeated="2"/>
          <table:table-cell table:formula="of:=7.71435/[.G132]" office:value-type="float" office:value="3.6276021950841" calcext:value-type="float">
            <text:p>3.62760219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2.13353" calcext:value-type="float">
            <text:p>2.13353</text:p>
          </table:table-cell>
          <table:table-cell table:number-columns-repeated="2"/>
          <table:table-cell table:formula="of:=7.71435/[.G133]" office:value-type="float" office:value="3.61576823386594" calcext:value-type="float">
            <text:p>3.615768233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01899" calcext:value-type="float">
            <text:p>0.401899</text:p>
          </table:table-cell>
          <table:table-cell office:value-type="float" office:value="2.12326" calcext:value-type="float">
            <text:p>2.12326</text:p>
          </table:table-cell>
          <table:table-cell table:number-columns-repeated="2"/>
          <table:table-cell table:formula="of:=7.71435/[.G134]" office:value-type="float" office:value="3.63325734954739" calcext:value-type="float">
            <text:p>3.63325734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98029" calcext:value-type="float">
            <text:p>0.398029</text:p>
          </table:table-cell>
          <table:table-cell office:value-type="float" office:value="2.08066" calcext:value-type="float">
            <text:p>2.08066</text:p>
          </table:table-cell>
          <table:table-cell table:number-columns-repeated="2"/>
          <table:table-cell table:formula="of:=7.71435/[.G135]" office:value-type="float" office:value="3.70764565089923" calcext:value-type="float">
            <text:p>3.70764565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401909" calcext:value-type="float">
            <text:p>0.401909</text:p>
          </table:table-cell>
          <table:table-cell office:value-type="float" office:value="2.06919" calcext:value-type="float">
            <text:p>2.06919</text:p>
          </table:table-cell>
          <table:table-cell table:number-columns-repeated="2"/>
          <table:table-cell table:formula="of:=7.71435/[.G136]" office:value-type="float" office:value="3.72819799051803" calcext:value-type="float">
            <text:p>3.72819799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0949" calcext:value-type="float">
            <text:p>0.400949</text:p>
          </table:table-cell>
          <table:table-cell office:value-type="float" office:value="2.03973" calcext:value-type="float">
            <text:p>2.03973</text:p>
          </table:table-cell>
          <table:table-cell table:number-columns-repeated="2"/>
          <table:table-cell table:formula="of:=7.71435/[.G137]" office:value-type="float" office:value="3.78204468238443" calcext:value-type="float">
            <text:p>3.78204468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396538" calcext:value-type="float">
            <text:p>0.396538</text:p>
          </table:table-cell>
          <table:table-cell office:value-type="float" office:value="2.04118" calcext:value-type="float">
            <text:p>2.04118</text:p>
          </table:table-cell>
          <table:table-cell table:number-columns-repeated="2"/>
          <table:table-cell table:formula="of:=7.71435/[.G138]" office:value-type="float" office:value="3.77935801840112" calcext:value-type="float">
            <text:p>3.77935801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402865" calcext:value-type="float">
            <text:p>0.402865</text:p>
          </table:table-cell>
          <table:table-cell office:value-type="float" office:value="2.04241" calcext:value-type="float">
            <text:p>2.04241</text:p>
          </table:table-cell>
          <table:table-cell table:number-columns-repeated="2"/>
          <table:table-cell table:formula="of:=7.71435/[.G139]" office:value-type="float" office:value="3.77708197668441" calcext:value-type="float">
            <text:p>3.77708197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402483" calcext:value-type="float">
            <text:p>0.402483</text:p>
          </table:table-cell>
          <table:table-cell office:value-type="float" office:value="2.02663" calcext:value-type="float">
            <text:p>2.02663</text:p>
          </table:table-cell>
          <table:table-cell table:number-columns-repeated="2"/>
          <table:table-cell table:formula="of:=7.71435/[.G140]" office:value-type="float" office:value="3.80649156481449" calcext:value-type="float">
            <text:p>3.80649156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2.02664" calcext:value-type="float">
            <text:p>2.02664</text:p>
          </table:table-cell>
          <table:table-cell table:number-columns-repeated="2"/>
          <table:table-cell table:formula="of:=7.71435/[.G141]" office:value-type="float" office:value="3.80647278253661" calcext:value-type="float">
            <text:p>3.80647278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404538" calcext:value-type="float">
            <text:p>0.404538</text:p>
          </table:table-cell>
          <table:table-cell office:value-type="float" office:value="2.02629" calcext:value-type="float">
            <text:p>2.02629</text:p>
          </table:table-cell>
          <table:table-cell table:number-columns-repeated="2"/>
          <table:table-cell table:formula="of:=7.71435/[.G142]" office:value-type="float" office:value="3.80713027256711" calcext:value-type="float">
            <text:p>3.80713027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397181" calcext:value-type="float">
            <text:p>0.397181</text:p>
          </table:table-cell>
          <table:table-cell office:value-type="float" office:value="2.02555" calcext:value-type="float">
            <text:p>2.02555</text:p>
          </table:table-cell>
          <table:table-cell table:number-columns-repeated="2"/>
          <table:table-cell table:formula="of:=7.71435/[.G143]" office:value-type="float" office:value="3.80852114240577" calcext:value-type="float">
            <text:p>3.80852114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40047" calcext:value-type="float">
            <text:p>0.40047</text:p>
          </table:table-cell>
          <table:table-cell office:value-type="float" office:value="2.01753" calcext:value-type="float">
            <text:p>2.01753</text:p>
          </table:table-cell>
          <table:table-cell table:number-columns-repeated="2"/>
          <table:table-cell table:formula="of:=7.71435/[.G144]" office:value-type="float" office:value="3.82366061471205" calcext:value-type="float">
            <text:p>3.82366061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95757" calcext:value-type="float">
            <text:p>0.395757</text:p>
          </table:table-cell>
          <table:table-cell office:value-type="float" office:value="2.01775" calcext:value-type="float">
            <text:p>2.01775</text:p>
          </table:table-cell>
          <table:table-cell table:number-columns-repeated="2"/>
          <table:table-cell table:formula="of:=7.71435/[.G145]" office:value-type="float" office:value="3.82324371205551" calcext:value-type="float">
            <text:p>3.823243712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987" calcext:value-type="float">
            <text:p>0.401987</text:p>
          </table:table-cell>
          <table:table-cell office:value-type="float" office:value="2.01423" calcext:value-type="float">
            <text:p>2.01423</text:p>
          </table:table-cell>
          <table:table-cell table:number-columns-repeated="2"/>
          <table:table-cell table:formula="of:=7.71435/[.G146]" office:value-type="float" office:value="3.82992508303421" calcext:value-type="float">
            <text:p>3.8299250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403175" calcext:value-type="float">
            <text:p>0.403175</text:p>
          </table:table-cell>
          <table:table-cell office:value-type="float" office:value="2.01242" calcext:value-type="float">
            <text:p>2.01242</text:p>
          </table:table-cell>
          <table:table-cell table:number-columns-repeated="2"/>
          <table:table-cell table:formula="of:=7.71435/[.G147]" office:value-type="float" office:value="3.83336977370529" calcext:value-type="float">
            <text:p>3.83336977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39744" calcext:value-type="float">
            <text:p>0.39744</text:p>
          </table:table-cell>
          <table:table-cell office:value-type="float" office:value="2.01366" calcext:value-type="float">
            <text:p>2.01366</text:p>
          </table:table-cell>
          <table:table-cell table:number-columns-repeated="2"/>
          <table:table-cell table:formula="of:=7.71435/[.G148]" office:value-type="float" office:value="3.8310092071154" calcext:value-type="float">
            <text:p>3.83100920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398223" calcext:value-type="float">
            <text:p>0.398223</text:p>
          </table:table-cell>
          <table:table-cell office:value-type="float" office:value="2.01246" calcext:value-type="float">
            <text:p>2.01246</text:p>
          </table:table-cell>
          <table:table-cell table:number-columns-repeated="2"/>
          <table:table-cell table:formula="of:=7.71435/[.G149]" office:value-type="float" office:value="3.83329358099043" calcext:value-type="float">
            <text:p>3.8332935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397502" calcext:value-type="float">
            <text:p>0.397502</text:p>
          </table:table-cell>
          <table:table-cell office:value-type="float" office:value="2.01296" calcext:value-type="float">
            <text:p>2.01296</text:p>
          </table:table-cell>
          <table:table-cell table:number-columns-repeated="2"/>
          <table:table-cell table:formula="of:=7.71435/[.G150]" office:value-type="float" office:value="3.83234142754948" calcext:value-type="float">
            <text:p>3.8323414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399269" calcext:value-type="float">
            <text:p>0.399269</text:p>
          </table:table-cell>
          <table:table-cell office:value-type="float" office:value="2.01437" calcext:value-type="float">
            <text:p>2.01437</text:p>
          </table:table-cell>
          <table:table-cell table:number-columns-repeated="2"/>
          <table:table-cell table:formula="of:=7.71435/[.G151]" office:value-type="float" office:value="3.82965890079777" calcext:value-type="float">
            <text:p>3.82965890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400283" calcext:value-type="float">
            <text:p>0.400283</text:p>
          </table:table-cell>
          <table:table-cell office:value-type="float" office:value="2.01287" calcext:value-type="float">
            <text:p>2.01287</text:p>
          </table:table-cell>
          <table:table-cell table:number-columns-repeated="2"/>
          <table:table-cell table:formula="of:=7.71435/[.G152]" office:value-type="float" office:value="3.83251278025903" calcext:value-type="float">
            <text:p>3.83251278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2.0136" calcext:value-type="float">
            <text:p>2.0136</text:p>
          </table:table-cell>
          <table:table-cell table:number-columns-repeated="2"/>
          <table:table-cell table:formula="of:=7.71435/[.G153]" office:value-type="float" office:value="3.83112336114422" calcext:value-type="float">
            <text:p>3.83112336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95411" calcext:value-type="float">
            <text:p>0.395411</text:p>
          </table:table-cell>
          <table:table-cell office:value-type="float" office:value="2.0187" calcext:value-type="float">
            <text:p>2.0187</text:p>
          </table:table-cell>
          <table:table-cell table:number-columns-repeated="2"/>
          <table:table-cell table:formula="of:=7.71435/[.G154]" office:value-type="float" office:value="3.82144449398128" calcext:value-type="float">
            <text:p>3.8214444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7538" calcext:value-type="float">
            <text:p>0.397538</text:p>
          </table:table-cell>
          <table:table-cell office:value-type="float" office:value="2.01623" calcext:value-type="float">
            <text:p>2.01623</text:p>
          </table:table-cell>
          <table:table-cell table:number-columns-repeated="2"/>
          <table:table-cell table:formula="of:=7.71435/[.G155]" office:value-type="float" office:value="3.82612598761054" calcext:value-type="float">
            <text:p>3.82612598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400972" calcext:value-type="float">
            <text:p>0.400972</text:p>
          </table:table-cell>
          <table:table-cell office:value-type="float" office:value="2.01694" calcext:value-type="float">
            <text:p>2.01694</text:p>
          </table:table-cell>
          <table:table-cell table:number-columns-repeated="2"/>
          <table:table-cell table:formula="of:=7.71435/[.G156]" office:value-type="float" office:value="3.82477912084643" calcext:value-type="float">
            <text:p>3.82477912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9311" calcext:value-type="float">
            <text:p>0.399311</text:p>
          </table:table-cell>
          <table:table-cell office:value-type="float" office:value="2.0153" calcext:value-type="float">
            <text:p>2.0153</text:p>
          </table:table-cell>
          <table:table-cell table:number-columns-repeated="2"/>
          <table:table-cell table:formula="of:=7.71435/[.G157]" office:value-type="float" office:value="3.82789162903786" calcext:value-type="float">
            <text:p>3.8278916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8965" calcext:value-type="float">
            <text:p>0.398965</text:p>
          </table:table-cell>
          <table:table-cell office:value-type="float" office:value="2.0178" calcext:value-type="float">
            <text:p>2.0178</text:p>
          </table:table-cell>
          <table:table-cell table:number-columns-repeated="2"/>
          <table:table-cell table:formula="of:=7.71435/[.G158]" office:value-type="float" office:value="3.82314897413024" calcext:value-type="float">
            <text:p>3.82314897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8308" calcext:value-type="float">
            <text:p>0.398308</text:p>
          </table:table-cell>
          <table:table-cell office:value-type="float" office:value="2.02004" calcext:value-type="float">
            <text:p>2.02004</text:p>
          </table:table-cell>
          <table:table-cell table:number-columns-repeated="2"/>
          <table:table-cell table:formula="of:=7.71435/[.G159]" office:value-type="float" office:value="3.81890952654403" calcext:value-type="float">
            <text:p>3.81890952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2372" calcext:value-type="float">
            <text:p>0.392372</text:p>
          </table:table-cell>
          <table:table-cell office:value-type="float" office:value="2.01965" calcext:value-type="float">
            <text:p>2.01965</text:p>
          </table:table-cell>
          <table:table-cell table:number-columns-repeated="2"/>
          <table:table-cell table:formula="of:=7.71435/[.G160]" office:value-type="float" office:value="3.81964696853415" calcext:value-type="float">
            <text:p>3.81964696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397695" calcext:value-type="float">
            <text:p>0.397695</text:p>
          </table:table-cell>
          <table:table-cell office:value-type="float" office:value="2.02066" calcext:value-type="float">
            <text:p>2.02066</text:p>
          </table:table-cell>
          <table:table-cell table:number-columns-repeated="2"/>
          <table:table-cell table:formula="of:=7.71435/[.G161]" office:value-type="float" office:value="3.8177377688478" calcext:value-type="float">
            <text:p>3.81773776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396382" calcext:value-type="float">
            <text:p>0.396382</text:p>
          </table:table-cell>
          <table:table-cell office:value-type="float" office:value="2.02588" calcext:value-type="float">
            <text:p>2.02588</text:p>
          </table:table-cell>
          <table:table-cell table:number-columns-repeated="2"/>
          <table:table-cell table:formula="of:=7.71435/[.G162]" office:value-type="float" office:value="3.80790076411239" calcext:value-type="float">
            <text:p>3.80790076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7027" calcext:value-type="float">
            <text:p>0.397027</text:p>
          </table:table-cell>
          <table:table-cell office:value-type="float" office:value="2.02289" calcext:value-type="float">
            <text:p>2.02289</text:p>
          </table:table-cell>
          <table:table-cell table:number-columns-repeated="2"/>
          <table:table-cell table:formula="of:=7.71435/[.G163]" office:value-type="float" office:value="3.81352915877779" calcext:value-type="float">
            <text:p>3.81352915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98676" calcext:value-type="float">
            <text:p>0.398676</text:p>
          </table:table-cell>
          <table:table-cell office:value-type="float" office:value="2.02824" calcext:value-type="float">
            <text:p>2.02824</text:p>
          </table:table-cell>
          <table:table-cell table:number-columns-repeated="2"/>
          <table:table-cell table:formula="of:=7.71435/[.G164]" office:value-type="float" office:value="3.80347000354988" calcext:value-type="float">
            <text:p>3.80347000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00224" calcext:value-type="float">
            <text:p>0.400224</text:p>
          </table:table-cell>
          <table:table-cell office:value-type="float" office:value="2.02901" calcext:value-type="float">
            <text:p>2.02901</text:p>
          </table:table-cell>
          <table:table-cell table:number-columns-repeated="2"/>
          <table:table-cell table:formula="of:=7.71435/[.G165]" office:value-type="float" office:value="3.80202660410742" calcext:value-type="float">
            <text:p>3.80202660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5805" calcext:value-type="float">
            <text:p>0.395805</text:p>
          </table:table-cell>
          <table:table-cell office:value-type="float" office:value="2.02853" calcext:value-type="float">
            <text:p>2.02853</text:p>
          </table:table-cell>
          <table:table-cell table:number-columns-repeated="2"/>
          <table:table-cell table:formula="of:=7.71435/[.G166]" office:value-type="float" office:value="3.80292625694468" calcext:value-type="float">
            <text:p>3.80292625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39581" calcext:value-type="float">
            <text:p>0.39581</text:p>
          </table:table-cell>
          <table:table-cell office:value-type="float" office:value="2.0397" calcext:value-type="float">
            <text:p>2.0397</text:p>
          </table:table-cell>
          <table:table-cell table:number-columns-repeated="2"/>
          <table:table-cell table:formula="of:=7.71435/[.G167]" office:value-type="float" office:value="3.78210030886895" calcext:value-type="float">
            <text:p>3.78210030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396101" calcext:value-type="float">
            <text:p>0.396101</text:p>
          </table:table-cell>
          <table:table-cell office:value-type="float" office:value="2.04118" calcext:value-type="float">
            <text:p>2.04118</text:p>
          </table:table-cell>
          <table:table-cell table:number-columns-repeated="2"/>
          <table:table-cell table:formula="of:=7.71435/[.G168]" office:value-type="float" office:value="3.77935801840112" calcext:value-type="float">
            <text:p>3.77935801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394635" calcext:value-type="float">
            <text:p>0.394635</text:p>
          </table:table-cell>
          <table:table-cell office:value-type="float" office:value="2.03986" calcext:value-type="float">
            <text:p>2.03986</text:p>
          </table:table-cell>
          <table:table-cell table:number-columns-repeated="2"/>
          <table:table-cell table:formula="of:=7.71435/[.G169]" office:value-type="float" office:value="3.78180365319189" calcext:value-type="float">
            <text:p>3.78180365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39491" calcext:value-type="float">
            <text:p>0.39491</text:p>
          </table:table-cell>
          <table:table-cell office:value-type="float" office:value="2.03926" calcext:value-type="float">
            <text:p>2.03926</text:p>
          </table:table-cell>
          <table:table-cell table:number-columns-repeated="2"/>
          <table:table-cell table:formula="of:=7.71435/[.G170]" office:value-type="float" office:value="3.78291635201004" calcext:value-type="float">
            <text:p>3.7829163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395716" calcext:value-type="float">
            <text:p>0.395716</text:p>
          </table:table-cell>
          <table:table-cell office:value-type="float" office:value="2.05479" calcext:value-type="float">
            <text:p>2.05479</text:p>
          </table:table-cell>
          <table:table-cell table:number-columns-repeated="2"/>
          <table:table-cell table:formula="of:=7.71435/[.G171]" office:value-type="float" office:value="3.75432525951557" calcext:value-type="float">
            <text:p>3.75432525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396577" calcext:value-type="float">
            <text:p>0.396577</text:p>
          </table:table-cell>
          <table:table-cell office:value-type="float" office:value="2.05442" calcext:value-type="float">
            <text:p>2.05442</text:p>
          </table:table-cell>
          <table:table-cell table:number-columns-repeated="2"/>
          <table:table-cell table:formula="of:=7.71435/[.G172]" office:value-type="float" office:value="3.75500141159062" calcext:value-type="float">
            <text:p>3.75500141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394407" calcext:value-type="float">
            <text:p>0.394407</text:p>
          </table:table-cell>
          <table:table-cell office:value-type="float" office:value="2.12086" calcext:value-type="float">
            <text:p>2.12086</text:p>
          </table:table-cell>
          <table:table-cell table:number-columns-repeated="2"/>
          <table:table-cell table:formula="of:=7.71435/[.G173]" office:value-type="float" office:value="3.63736880322133" calcext:value-type="float">
            <text:p>3.63736880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395699" calcext:value-type="float">
            <text:p>0.395699</text:p>
          </table:table-cell>
          <table:table-cell office:value-type="float" office:value="2.15704" calcext:value-type="float">
            <text:p>2.15704</text:p>
          </table:table-cell>
          <table:table-cell table:number-columns-repeated="2"/>
          <table:table-cell table:formula="of:=7.71435/[.G174]" office:value-type="float" office:value="3.57635927011089" calcext:value-type="float">
            <text:p>3.57635927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396807" calcext:value-type="float">
            <text:p>0.396807</text:p>
          </table:table-cell>
          <table:table-cell office:value-type="float" office:value="2.15799" calcext:value-type="float">
            <text:p>2.15799</text:p>
          </table:table-cell>
          <table:table-cell table:number-columns-repeated="2"/>
          <table:table-cell table:formula="of:=7.71435/[.G175]" office:value-type="float" office:value="3.57478486925333" calcext:value-type="float">
            <text:p>3.57478486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397696" calcext:value-type="float">
            <text:p>0.397696</text:p>
          </table:table-cell>
          <table:table-cell office:value-type="float" office:value="2.15918" calcext:value-type="float">
            <text:p>2.15918</text:p>
          </table:table-cell>
          <table:table-cell table:number-columns-repeated="2"/>
          <table:table-cell table:formula="of:=7.71435/[.G176]" office:value-type="float" office:value="3.5728146796469" calcext:value-type="float">
            <text:p>3.57281467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397374" calcext:value-type="float">
            <text:p>0.397374</text:p>
          </table:table-cell>
          <table:table-cell office:value-type="float" office:value="2.15549" calcext:value-type="float">
            <text:p>2.15549</text:p>
          </table:table-cell>
          <table:table-cell table:number-columns-repeated="2"/>
          <table:table-cell table:formula="of:=7.71435/[.G177]" office:value-type="float" office:value="3.57893100872655" calcext:value-type="float">
            <text:p>3.57893100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2.27315" calcext:value-type="float">
            <text:p>2.27315</text:p>
          </table:table-cell>
          <table:table-cell table:number-columns-repeated="2"/>
          <table:table-cell table:formula="of:=7.71435/[.G178]" office:value-type="float" office:value="3.39368277500385" calcext:value-type="float">
            <text:p>3.3936827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387944" calcext:value-type="float">
            <text:p>0.387944</text:p>
          </table:table-cell>
          <table:table-cell office:value-type="float" office:value="2.31622" calcext:value-type="float">
            <text:p>2.31622</text:p>
          </table:table-cell>
          <table:table-cell table:number-columns-repeated="2"/>
          <table:table-cell table:formula="of:=7.71435/[.G179]" office:value-type="float" office:value="3.33057740629128" calcext:value-type="float">
            <text:p>3.33057740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.39494" calcext:value-type="float">
            <text:p>0.39494</text:p>
          </table:table-cell>
          <table:table-cell office:value-type="float" office:value="2.13792" calcext:value-type="float">
            <text:p>2.13792</text:p>
          </table:table-cell>
          <table:table-cell table:number-columns-repeated="2"/>
          <table:table-cell table:formula="of:=7.71435/[.G180]" office:value-type="float" office:value="3.60834362370903" calcext:value-type="float">
            <text:p>3.6083436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.396382" calcext:value-type="float">
            <text:p>0.396382</text:p>
          </table:table-cell>
          <table:table-cell office:value-type="float" office:value="2.03436" calcext:value-type="float">
            <text:p>2.03436</text:p>
          </table:table-cell>
          <table:table-cell table:number-columns-repeated="2"/>
          <table:table-cell table:formula="of:=7.71435/[.G181]" office:value-type="float" office:value="3.79202795965316" calcext:value-type="float">
            <text:p>3.79202795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0.393422" calcext:value-type="float">
            <text:p>0.393422</text:p>
          </table:table-cell>
          <table:table-cell office:value-type="float" office:value="2.03183" calcext:value-type="float">
            <text:p>2.03183</text:p>
          </table:table-cell>
          <table:table-cell table:number-columns-repeated="2"/>
          <table:table-cell table:formula="of:=7.71435/[.G182]" office:value-type="float" office:value="3.79674972807764" calcext:value-type="float">
            <text:p>3.7967497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2:01:25.393643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22:07:06.508892486</dc:date>
    <meta:editing-duration>PT1H21M51S</meta:editing-duration>
    <meta:editing-cycles>9</meta:editing-cycles>
    <meta:generator>LibreOffice/4.4.1.2$Linux_X86_64 LibreOffice_project/40m0$Build-2</meta:generator>
    <meta:document-statistic meta:table-count="1" meta:cell-count="14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85cm" svg:y="0.316cm" chart:style-name="ch2">
          <text:p>Driver-Compute (AMD FX-8350)</text:p>
        </chart:title>
        <chart:legend chart:legend-position="end" svg:x="10.74cm" svg:y="3.703cm" style:legend-expansion="high" chart:style-name="ch3"/>
        <chart:plot-area chart:style-name="ch4" table:cell-range-address="100m_compute.E4:100m_compute.E64 100m_compute.B2:100m_compute.B2 100m_compute.G4:100m_compute.G64 100m_compute.B66:100m_compute.B66 100m_compute.G68:100m_compute.G115 100m_compute.B117:100m_compute.B117 100m_compute.G119:100m_compute.G179" chart:data-source-has-labels="row" svg:x="1.331cm" svg:y="1.301cm" svg:width="9.089cm" svg:height="7.519cm">
          <chartooo:coordinate-region svg:x="2.179cm" svg:y="1.5cm" svg:width="7.777cm" svg:height="6.275cm"/>
          <chart:axis chart:dimension="x" chart:name="primary-x" chart:style-name="ch5"/>
          <chart:axis chart:dimension="y" chart:name="primary-y" chart:style-name="ch6">
            <chart:title svg:x="0.451cm" svg:y="5.832cm" chart:style-name="ch7">
              <text:p>Seconds</text:p>
            </chart:title>
            <chart:grid chart:style-name="ch8" chart:class="major"/>
          </chart:axis>
          <chart:series chart:style-name="ch9" chart:values-cell-range-address="100m_compute.G4:100m_compute.G64" chart:label-cell-address="100m_compute.B2:100m_compute.B2" chart:class="chart:scatter">
            <chart:domain table:cell-range-address="100m_compute.E4:100m_compute.E64"/>
            <chart:data-point chart:repeated="61"/>
          </chart:series>
          <chart:series chart:style-name="ch10" chart:values-cell-range-address="100m_compute.G68:100m_compute.G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11" chart:values-cell-range-address="100m_compute.G119:100m_compute.G179" chart:label-cell-address="100m_compute.B117:100m_compute.B117" chart:class="chart:scatter">
            <chart:domain table:cell-range-address="100m_compute.E119:100m_compute.E182"/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compute.B2:100m_comput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4:100m_compute.E64</svg:desc>
                </draw:g>
              </table:table-cell>
              <table:table-cell office:value-type="float" office:value="7.71435">
                <text:p>7.71435</text:p>
                <draw:g>
                  <svg:desc>100m_compute.G4:100m_compute.G64</svg:desc>
                </draw:g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3.96521">
                <text:p>3.96521</text:p>
                <draw:g>
                  <svg:desc>100m_compute.G68:100m_compute.G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82</svg:desc>
                </draw:g>
              </table:table-cell>
              <table:table-cell office:value-type="float" office:value="3.973">
                <text:p>3.973</text:p>
                <draw:g>
                  <svg:desc>100m_compute.G119:100m_compute.G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7.7127">
                <text:p>7.7127</text:p>
              </table:table-cell>
              <table:table-cell office:value-type="float" office:value="9000000">
                <text:p>9000000</text:p>
              </table:table-cell>
              <table:table-cell office:value-type="float" office:value="3.97165">
                <text:p>3.97165</text:p>
              </table:table-cell>
              <table:table-cell office:value-type="float" office:value="9000000">
                <text:p>9000000</text:p>
              </table:table-cell>
              <table:table-cell office:value-type="float" office:value="3.9711">
                <text:p>3.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7.71025">
                <text:p>7.71025</text:p>
              </table:table-cell>
              <table:table-cell office:value-type="float" office:value="8000000">
                <text:p>8000000</text:p>
              </table:table-cell>
              <table:table-cell office:value-type="float" office:value="3.96394">
                <text:p>3.96394</text:p>
              </table:table-cell>
              <table:table-cell office:value-type="float" office:value="8000000">
                <text:p>8000000</text:p>
              </table:table-cell>
              <table:table-cell office:value-type="float" office:value="3.97363">
                <text:p>3.97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7.70591">
                <text:p>7.70591</text:p>
              </table:table-cell>
              <table:table-cell office:value-type="float" office:value="7000000">
                <text:p>7000000</text:p>
              </table:table-cell>
              <table:table-cell office:value-type="float" office:value="3.9657">
                <text:p>3.9657</text:p>
              </table:table-cell>
              <table:table-cell office:value-type="float" office:value="7000000">
                <text:p>7000000</text:p>
              </table:table-cell>
              <table:table-cell office:value-type="float" office:value="3.97298">
                <text:p>3.97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7.72311">
                <text:p>7.72311</text:p>
              </table:table-cell>
              <table:table-cell office:value-type="float" office:value="6000000">
                <text:p>6000000</text:p>
              </table:table-cell>
              <table:table-cell office:value-type="float" office:value="3.96703">
                <text:p>3.96703</text:p>
              </table:table-cell>
              <table:table-cell office:value-type="float" office:value="6000000">
                <text:p>6000000</text:p>
              </table:table-cell>
              <table:table-cell office:value-type="float" office:value="3.97587">
                <text:p>3.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7.70345">
                <text:p>7.70345</text:p>
              </table:table-cell>
              <table:table-cell office:value-type="float" office:value="5000000">
                <text:p>5000000</text:p>
              </table:table-cell>
              <table:table-cell office:value-type="float" office:value="2.5323">
                <text:p>2.5323</text:p>
              </table:table-cell>
              <table:table-cell office:value-type="float" office:value="5000000">
                <text:p>5000000</text:p>
              </table:table-cell>
              <table:table-cell office:value-type="float" office:value="2.53629">
                <text:p>2.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7.70928">
                <text:p>7.70928</text:p>
              </table:table-cell>
              <table:table-cell office:value-type="float" office:value="4000000">
                <text:p>4000000</text:p>
              </table:table-cell>
              <table:table-cell office:value-type="float" office:value="2.5313">
                <text:p>2.5313</text:p>
              </table:table-cell>
              <table:table-cell office:value-type="float" office:value="4000000">
                <text:p>4000000</text:p>
              </table:table-cell>
              <table:table-cell office:value-type="float" office:value="2.53461">
                <text:p>2.5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7.71002">
                <text:p>7.71002</text:p>
              </table:table-cell>
              <table:table-cell office:value-type="float" office:value="3000000">
                <text:p>3000000</text:p>
              </table:table-cell>
              <table:table-cell office:value-type="float" office:value="2.53212">
                <text:p>2.53212</text:p>
              </table:table-cell>
              <table:table-cell office:value-type="float" office:value="3000000">
                <text:p>3000000</text:p>
              </table:table-cell>
              <table:table-cell office:value-type="float" office:value="2.5349">
                <text:p>2.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7.70826">
                <text:p>7.70826</text:p>
              </table:table-cell>
              <table:table-cell office:value-type="float" office:value="2000000">
                <text:p>2000000</text:p>
              </table:table-cell>
              <table:table-cell office:value-type="float" office:value="2.2911">
                <text:p>2.2911</text:p>
              </table:table-cell>
              <table:table-cell office:value-type="float" office:value="2000000">
                <text:p>2000000</text:p>
              </table:table-cell>
              <table:table-cell office:value-type="float" office:value="2.57378">
                <text:p>2.5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7.70692">
                <text:p>7.70692</text:p>
              </table:table-cell>
              <table:table-cell office:value-type="float" office:value="1000000">
                <text:p>1000000</text:p>
              </table:table-cell>
              <table:table-cell office:value-type="float" office:value="2.21004">
                <text:p>2.21004</text:p>
              </table:table-cell>
              <table:table-cell office:value-type="float" office:value="1000000">
                <text:p>1000000</text:p>
              </table:table-cell>
              <table:table-cell office:value-type="float" office:value="2.1372">
                <text:p>2.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7.71062">
                <text:p>7.71062</text:p>
              </table:table-cell>
              <table:table-cell office:value-type="float" office:value="900000">
                <text:p>900000</text:p>
              </table:table-cell>
              <table:table-cell office:value-type="float" office:value="2.21703">
                <text:p>2.21703</text:p>
              </table:table-cell>
              <table:table-cell office:value-type="float" office:value="900000">
                <text:p>900000</text:p>
              </table:table-cell>
              <table:table-cell office:value-type="float" office:value="2.13251">
                <text:p>2.1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7.69851">
                <text:p>7.69851</text:p>
              </table:table-cell>
              <table:table-cell office:value-type="float" office:value="800000">
                <text:p>800000</text:p>
              </table:table-cell>
              <table:table-cell office:value-type="float" office:value="2.11106">
                <text:p>2.11106</text:p>
              </table:table-cell>
              <table:table-cell office:value-type="float" office:value="800000">
                <text:p>800000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7.70983">
                <text:p>7.70983</text:p>
              </table:table-cell>
              <table:table-cell office:value-type="float" office:value="700000">
                <text:p>700000</text:p>
              </table:table-cell>
              <table:table-cell office:value-type="float" office:value="2.19469">
                <text:p>2.19469</text:p>
              </table:table-cell>
              <table:table-cell office:value-type="float" office:value="700000">
                <text:p>700000</text:p>
              </table:table-cell>
              <table:table-cell office:value-type="float" office:value="2.14798">
                <text:p>2.1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7.7062">
                <text:p>7.7062</text:p>
              </table:table-cell>
              <table:table-cell office:value-type="float" office:value="600000">
                <text:p>600000</text:p>
              </table:table-cell>
              <table:table-cell office:value-type="float" office:value="2.05438">
                <text:p>2.05438</text:p>
              </table:table-cell>
              <table:table-cell office:value-type="float" office:value="600000">
                <text:p>600000</text:p>
              </table:table-cell>
              <table:table-cell office:value-type="float" office:value="2.12657">
                <text:p>2.12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7.71619">
                <text:p>7.71619</text:p>
              </table:table-cell>
              <table:table-cell office:value-type="float" office:value="500000">
                <text:p>500000</text:p>
              </table:table-cell>
              <table:table-cell office:value-type="float" office:value="2.0566">
                <text:p>2.0566</text:p>
              </table:table-cell>
              <table:table-cell office:value-type="float" office:value="500000">
                <text:p>500000</text:p>
              </table:table-cell>
              <table:table-cell office:value-type="float" office:value="2.13353">
                <text:p>2.1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7.70294">
                <text:p>7.70294</text:p>
              </table:table-cell>
              <table:table-cell office:value-type="float" office:value="400000">
                <text:p>400000</text:p>
              </table:table-cell>
              <table:table-cell office:value-type="float" office:value="2.04482">
                <text:p>2.04482</text:p>
              </table:table-cell>
              <table:table-cell office:value-type="float" office:value="400000">
                <text:p>400000</text:p>
              </table:table-cell>
              <table:table-cell office:value-type="float" office:value="2.12326">
                <text:p>2.1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7.71108">
                <text:p>7.71108</text:p>
              </table:table-cell>
              <table:table-cell office:value-type="float" office:value="300000">
                <text:p>300000</text:p>
              </table:table-cell>
              <table:table-cell office:value-type="float" office:value="2.02705">
                <text:p>2.02705</text:p>
              </table:table-cell>
              <table:table-cell office:value-type="float" office:value="300000">
                <text:p>300000</text:p>
              </table:table-cell>
              <table:table-cell office:value-type="float" office:value="2.08066">
                <text:p>2.0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7.70253">
                <text:p>7.70253</text:p>
              </table:table-cell>
              <table:table-cell office:value-type="float" office:value="200000">
                <text:p>200000</text:p>
              </table:table-cell>
              <table:table-cell office:value-type="float" office:value="2.03742">
                <text:p>2.03742</text:p>
              </table:table-cell>
              <table:table-cell office:value-type="float" office:value="200000">
                <text:p>200000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7.72219">
                <text:p>7.72219</text:p>
              </table:table-cell>
              <table:table-cell office:value-type="float" office:value="100000">
                <text:p>100000</text:p>
              </table:table-cell>
              <table:table-cell office:value-type="float" office:value="2.01964">
                <text:p>2.01964</text:p>
              </table:table-cell>
              <table:table-cell office:value-type="float" office:value="100000">
                <text:p>100000</text:p>
              </table:table-cell>
              <table:table-cell office:value-type="float" office:value="2.03973">
                <text:p>2.03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7.70594">
                <text:p>7.70594</text:p>
              </table:table-cell>
              <table:table-cell office:value-type="float" office:value="90000">
                <text:p>90000</text:p>
              </table:table-cell>
              <table:table-cell office:value-type="float" office:value="2.02686">
                <text:p>2.02686</text:p>
              </table:table-cell>
              <table:table-cell office:value-type="float" office:value="90000">
                <text:p>9000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7.70266">
                <text:p>7.70266</text:p>
              </table:table-cell>
              <table:table-cell office:value-type="float" office:value="80000">
                <text:p>80000</text:p>
              </table:table-cell>
              <table:table-cell office:value-type="float" office:value="2.02936">
                <text:p>2.02936</text:p>
              </table:table-cell>
              <table:table-cell office:value-type="float" office:value="80000">
                <text:p>80000</text:p>
              </table:table-cell>
              <table:table-cell office:value-type="float" office:value="2.04241">
                <text:p>2.0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7.70773">
                <text:p>7.70773</text:p>
              </table:table-cell>
              <table:table-cell office:value-type="float" office:value="70000">
                <text:p>70000</text:p>
              </table:table-cell>
              <table:table-cell office:value-type="float" office:value="2.01409">
                <text:p>2.01409</text:p>
              </table:table-cell>
              <table:table-cell office:value-type="float" office:value="70000">
                <text:p>70000</text:p>
              </table:table-cell>
              <table:table-cell office:value-type="float" office:value="2.02663">
                <text:p>2.0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7.708">
                <text:p>7.708</text:p>
              </table:table-cell>
              <table:table-cell office:value-type="float" office:value="60000">
                <text:p>60000</text:p>
              </table:table-cell>
              <table:table-cell office:value-type="float" office:value="2.01321">
                <text:p>2.01321</text:p>
              </table:table-cell>
              <table:table-cell office:value-type="float" office:value="60000">
                <text:p>60000</text:p>
              </table:table-cell>
              <table:table-cell office:value-type="float" office:value="2.02664">
                <text:p>2.02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7.72087">
                <text:p>7.72087</text:p>
              </table:table-cell>
              <table:table-cell office:value-type="float" office:value="50000">
                <text:p>50000</text:p>
              </table:table-cell>
              <table:table-cell office:value-type="float" office:value="2.01536">
                <text:p>2.01536</text:p>
              </table:table-cell>
              <table:table-cell office:value-type="float" office:value="50000">
                <text:p>50000</text:p>
              </table:table-cell>
              <table:table-cell office:value-type="float" office:value="2.02629">
                <text:p>2.0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7.7058">
                <text:p>7.7058</text:p>
              </table:table-cell>
              <table:table-cell office:value-type="float" office:value="40000">
                <text:p>40000</text:p>
              </table:table-cell>
              <table:table-cell office:value-type="float" office:value="2.01644">
                <text:p>2.01644</text:p>
              </table:table-cell>
              <table:table-cell office:value-type="float" office:value="40000">
                <text:p>40000</text:p>
              </table:table-cell>
              <table:table-cell office:value-type="float" office:value="2.02555">
                <text:p>2.02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7.70796">
                <text:p>7.70796</text:p>
              </table:table-cell>
              <table:table-cell office:value-type="float" office:value="30000">
                <text:p>30000</text:p>
              </table:table-cell>
              <table:table-cell office:value-type="float" office:value="2.01306">
                <text:p>2.01306</text:p>
              </table:table-cell>
              <table:table-cell office:value-type="float" office:value="30000">
                <text:p>300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7.70553">
                <text:p>7.70553</text:p>
              </table:table-cell>
              <table:table-cell office:value-type="float" office:value="20000">
                <text:p>20000</text:p>
              </table:table-cell>
              <table:table-cell office:value-type="float" office:value="2.01189">
                <text:p>2.01189</text:p>
              </table:table-cell>
              <table:table-cell office:value-type="float" office:value="20000">
                <text:p>20000</text:p>
              </table:table-cell>
              <table:table-cell office:value-type="float" office:value="2.01775">
                <text:p>2.0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7.70556">
                <text:p>7.70556</text:p>
              </table:table-cell>
              <table:table-cell office:value-type="float" office:value="10000">
                <text:p>10000</text:p>
              </table:table-cell>
              <table:table-cell office:value-type="float" office:value="2.01189">
                <text:p>2.01189</text:p>
              </table:table-cell>
              <table:table-cell office:value-type="float" office:value="10000">
                <text:p>10000</text:p>
              </table:table-cell>
              <table:table-cell office:value-type="float" office:value="2.01423">
                <text:p>2.01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7.72407">
                <text:p>7.72407</text:p>
              </table:table-cell>
              <table:table-cell office:value-type="float" office:value="9000">
                <text:p>9000</text:p>
              </table:table-cell>
              <table:table-cell office:value-type="float" office:value="2.01337">
                <text:p>2.01337</text:p>
              </table:table-cell>
              <table:table-cell office:value-type="float" office:value="9000">
                <text:p>9000</text:p>
              </table:table-cell>
              <table:table-cell office:value-type="float" office:value="2.01242">
                <text:p>2.0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7.7174">
                <text:p>7.7174</text:p>
              </table:table-cell>
              <table:table-cell office:value-type="float" office:value="8000">
                <text:p>8000</text:p>
              </table:table-cell>
              <table:table-cell office:value-type="float" office:value="2.01268">
                <text:p>2.01268</text:p>
              </table:table-cell>
              <table:table-cell office:value-type="float" office:value="8000">
                <text:p>8000</text:p>
              </table:table-cell>
              <table:table-cell office:value-type="float" office:value="2.01366">
                <text:p>2.01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7.71664">
                <text:p>7.71664</text:p>
              </table:table-cell>
              <table:table-cell office:value-type="float" office:value="7000">
                <text:p>7000</text:p>
              </table:table-cell>
              <table:table-cell office:value-type="float" office:value="2.01271">
                <text:p>2.01271</text:p>
              </table:table-cell>
              <table:table-cell office:value-type="float" office:value="7000">
                <text:p>7000</text:p>
              </table:table-cell>
              <table:table-cell office:value-type="float" office:value="2.01246">
                <text:p>2.0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7.71829">
                <text:p>7.71829</text:p>
              </table:table-cell>
              <table:table-cell office:value-type="float" office:value="6000">
                <text:p>6000</text:p>
              </table:table-cell>
              <table:table-cell office:value-type="float" office:value="2.01313">
                <text:p>2.01313</text:p>
              </table:table-cell>
              <table:table-cell office:value-type="float" office:value="6000">
                <text:p>6000</text:p>
              </table:table-cell>
              <table:table-cell office:value-type="float" office:value="2.01296">
                <text:p>2.0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7.72162">
                <text:p>7.72162</text:p>
              </table:table-cell>
              <table:table-cell office:value-type="float" office:value="5000">
                <text:p>5000</text:p>
              </table:table-cell>
              <table:table-cell office:value-type="float" office:value="2.01389">
                <text:p>2.01389</text:p>
              </table:table-cell>
              <table:table-cell office:value-type="float" office:value="5000">
                <text:p>5000</text:p>
              </table:table-cell>
              <table:table-cell office:value-type="float" office:value="2.01437">
                <text:p>2.0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7.71338">
                <text:p>7.71338</text:p>
              </table:table-cell>
              <table:table-cell office:value-type="float" office:value="4000">
                <text:p>4000</text:p>
              </table:table-cell>
              <table:table-cell office:value-type="float" office:value="2.01505">
                <text:p>2.01505</text:p>
              </table:table-cell>
              <table:table-cell office:value-type="float" office:value="4000">
                <text:p>4000</text:p>
              </table:table-cell>
              <table:table-cell office:value-type="float" office:value="2.01287">
                <text:p>2.01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7.71573">
                <text:p>7.71573</text:p>
              </table:table-cell>
              <table:table-cell office:value-type="float" office:value="3000">
                <text:p>3000</text:p>
              </table:table-cell>
              <table:table-cell office:value-type="float" office:value="2.01482">
                <text:p>2.01482</text:p>
              </table:table-cell>
              <table:table-cell office:value-type="float" office:value="3000">
                <text:p>3000</text:p>
              </table:table-cell>
              <table:table-cell office:value-type="float" office:value="2.0136">
                <text:p>2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7.718">
                <text:p>7.718</text:p>
              </table:table-cell>
              <table:table-cell office:value-type="float" office:value="2000">
                <text:p>2000</text:p>
              </table:table-cell>
              <table:table-cell office:value-type="float" office:value="2.01903">
                <text:p>2.01903</text:p>
              </table:table-cell>
              <table:table-cell office:value-type="float" office:value="2000">
                <text:p>2000</text:p>
              </table:table-cell>
              <table:table-cell office:value-type="float" office:value="2.0187">
                <text:p>2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7.72948">
                <text:p>7.72948</text:p>
              </table:table-cell>
              <table:table-cell office:value-type="float" office:value="1000">
                <text:p>1000</text:p>
              </table:table-cell>
              <table:table-cell office:value-type="float" office:value="2.02766">
                <text:p>2.02766</text:p>
              </table:table-cell>
              <table:table-cell office:value-type="float" office:value="1000">
                <text:p>1000</text:p>
              </table:table-cell>
              <table:table-cell office:value-type="float" office:value="2.01623">
                <text:p>2.0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7.72918">
                <text:p>7.72918</text:p>
              </table:table-cell>
              <table:table-cell office:value-type="float" office:value="900">
                <text:p>900</text:p>
              </table:table-cell>
              <table:table-cell office:value-type="float" office:value="2.0275">
                <text:p>2.0275</text:p>
              </table:table-cell>
              <table:table-cell office:value-type="float" office:value="900">
                <text:p>900</text:p>
              </table:table-cell>
              <table:table-cell office:value-type="float" office:value="2.01694">
                <text:p>2.01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7.73754">
                <text:p>7.73754</text:p>
              </table:table-cell>
              <table:table-cell office:value-type="float" office:value="800">
                <text:p>800</text:p>
              </table:table-cell>
              <table:table-cell office:value-type="float" office:value="2.02702">
                <text:p>2.02702</text:p>
              </table:table-cell>
              <table:table-cell office:value-type="float" office:value="800">
                <text:p>800</text:p>
              </table:table-cell>
              <table:table-cell office:value-type="float" office:value="2.0153">
                <text:p>2.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7.73436">
                <text:p>7.73436</text:p>
              </table:table-cell>
              <table:table-cell office:value-type="float" office:value="700">
                <text:p>700</text:p>
              </table:table-cell>
              <table:table-cell office:value-type="float" office:value="2.02633">
                <text:p>2.02633</text:p>
              </table:table-cell>
              <table:table-cell office:value-type="float" office:value="700">
                <text:p>700</text:p>
              </table:table-cell>
              <table:table-cell office:value-type="float" office:value="2.0178">
                <text:p>2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7.74383">
                <text:p>7.74383</text:p>
              </table:table-cell>
              <table:table-cell office:value-type="float" office:value="600">
                <text:p>600</text:p>
              </table:table-cell>
              <table:table-cell office:value-type="float" office:value="2.03517">
                <text:p>2.03517</text:p>
              </table:table-cell>
              <table:table-cell office:value-type="float" office:value="600">
                <text:p>600</text:p>
              </table:table-cell>
              <table:table-cell office:value-type="float" office:value="2.02004">
                <text:p>2.0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7.74841">
                <text:p>7.74841</text:p>
              </table:table-cell>
              <table:table-cell office:value-type="float" office:value="500">
                <text:p>500</text:p>
              </table:table-cell>
              <table:table-cell office:value-type="float" office:value="2.03515">
                <text:p>2.03515</text:p>
              </table:table-cell>
              <table:table-cell office:value-type="float" office:value="500">
                <text:p>500</text:p>
              </table:table-cell>
              <table:table-cell office:value-type="float" office:value="2.01965">
                <text:p>2.0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7.74021">
                <text:p>7.74021</text:p>
              </table:table-cell>
              <table:table-cell office:value-type="float" office:value="400">
                <text:p>400</text:p>
              </table:table-cell>
              <table:table-cell office:value-type="float" office:value="2.03485">
                <text:p>2.03485</text:p>
              </table:table-cell>
              <table:table-cell office:value-type="float" office:value="400">
                <text:p>400</text:p>
              </table:table-cell>
              <table:table-cell office:value-type="float" office:value="2.02066">
                <text:p>2.0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7.74993">
                <text:p>7.74993</text:p>
              </table:table-cell>
              <table:table-cell office:value-type="float" office:value="300">
                <text:p>300</text:p>
              </table:table-cell>
              <table:table-cell office:value-type="float" office:value="2.05337">
                <text:p>2.05337</text:p>
              </table:table-cell>
              <table:table-cell office:value-type="float" office:value="300">
                <text:p>300</text:p>
              </table:table-cell>
              <table:table-cell office:value-type="float" office:value="2.02588">
                <text:p>2.0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7.76152">
                <text:p>7.76152</text:p>
              </table:table-cell>
              <table:table-cell office:value-type="float" office:value="200">
                <text:p>200</text:p>
              </table:table-cell>
              <table:table-cell office:value-type="float" office:value="2.05353">
                <text:p>2.05353</text:p>
              </table:table-cell>
              <table:table-cell office:value-type="float" office:value="200">
                <text:p>200</text:p>
              </table:table-cell>
              <table:table-cell office:value-type="float" office:value="2.02289">
                <text:p>2.0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7.76306">
                <text:p>7.76306</text:p>
              </table:table-cell>
              <table:table-cell office:value-type="float" office:value="100">
                <text:p>100</text:p>
              </table:table-cell>
              <table:table-cell office:value-type="float" office:value="2.09507">
                <text:p>2.09507</text:p>
              </table:table-cell>
              <table:table-cell office:value-type="float" office:value="100">
                <text:p>100</text:p>
              </table:table-cell>
              <table:table-cell office:value-type="float" office:value="2.02824">
                <text:p>2.0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7.75972">
                <text:p>7.75972</text:p>
              </table:table-cell>
              <table:table-cell office:value-type="float" office:value="90">
                <text:p>90</text:p>
              </table:table-cell>
              <table:table-cell office:value-type="float" office:value="2.09545">
                <text:p>2.09545</text:p>
              </table:table-cell>
              <table:table-cell office:value-type="float" office:value="90">
                <text:p>90</text:p>
              </table:table-cell>
              <table:table-cell office:value-type="float" office:value="2.02901">
                <text:p>2.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7.77068">
                <text:p>7.77068</text:p>
              </table:table-cell>
              <table:table-cell office:value-type="float" office:value="80">
                <text:p>80</text:p>
              </table:table-cell>
              <table:table-cell office:value-type="float" office:value="2.09676">
                <text:p>2.09676</text:p>
              </table:table-cell>
              <table:table-cell office:value-type="float" office:value="80">
                <text:p>80</text:p>
              </table:table-cell>
              <table:table-cell office:value-type="float" office:value="2.02853">
                <text:p>2.02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.80046">
                <text:p>7.8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.80739">
                <text:p>7.8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79361">
                <text:p>7.7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3986">
                <text:p>2.03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.80038">
                <text:p>7.8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3926">
                <text:p>2.03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7.82583">
                <text:p>7.8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479">
                <text:p>2.05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7.82869">
                <text:p>7.8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42">
                <text:p>2.05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7.95476">
                <text:p>7.9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086">
                <text:p>2.12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8.03822">
                <text:p>8.0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704">
                <text:p>2.15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.04468">
                <text:p>8.0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99">
                <text:p>2.15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8.04548">
                <text:p>8.0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.04149">
                <text:p>8.0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49">
                <text:p>2.15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8.29953">
                <text:p>8.2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315">
                <text:p>2.27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8.34659">
                <text:p>8.3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1622">
                <text:p>2.3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85cm" svg:y="0.316cm" chart:style-name="ch2">
          <text:p>Driver-Compute (AMD FX-8350)</text:p>
        </chart:title>
        <chart:legend chart:legend-position="end" svg:x="10.74cm" svg:y="3.952cm" style:legend-expansion="high" chart:style-name="ch3"/>
        <chart:plot-area chart:style-name="ch4" table:cell-range-address="100m_compute.E68:100m_compute.E115 100m_compute.B66:100m_compute.B66 100m_compute.G68:100m_compute.G115 100m_compute.B117:100m_compute.B117 100m_compute.G119:100m_compute.G179" chart:data-source-has-labels="row" svg:x="1.331cm" svg:y="1.301cm" svg:width="9.089cm" svg:height="7.519cm">
          <chartooo:coordinate-region svg:x="2.178cm" svg:y="1.5cm" svg:width="7.461cm" svg:height="6.275cm"/>
          <chart:axis chart:dimension="x" chart:name="primary-x" chart:style-name="ch5"/>
          <chart:axis chart:dimension="y" chart:name="primary-y" chart:style-name="ch6">
            <chart:title svg:x="0.451cm" svg:y="5.832cm" chart:style-name="ch7">
              <text:p>Seconds</text:p>
            </chart:title>
            <chart:grid chart:style-name="ch8" chart:class="major"/>
          </chart:axis>
          <chart:series chart:style-name="ch9" chart:values-cell-range-address="100m_compute.G68:100m_compute.G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10" chart:values-cell-range-address="100m_compute.G119:100m_compute.G179" chart:label-cell-address="100m_compute.B117:100m_compute.B117" chart:class="chart:scatter">
            <chart:domain table:cell-range-address="100m_compute.E119:100m_compute.E182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3.96521">
                <text:p>3.96521</text:p>
                <draw:g>
                  <svg:desc>100m_compute.G68:100m_compute.G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82</svg:desc>
                </draw:g>
              </table:table-cell>
              <table:table-cell office:value-type="float" office:value="3.973">
                <text:p>3.973</text:p>
                <draw:g>
                  <svg:desc>100m_compute.G119:100m_compute.G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3.97165">
                <text:p>3.97165</text:p>
              </table:table-cell>
              <table:table-cell office:value-type="float" office:value="9000000">
                <text:p>9000000</text:p>
              </table:table-cell>
              <table:table-cell office:value-type="float" office:value="3.9711">
                <text:p>3.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3.96394">
                <text:p>3.96394</text:p>
              </table:table-cell>
              <table:table-cell office:value-type="float" office:value="8000000">
                <text:p>8000000</text:p>
              </table:table-cell>
              <table:table-cell office:value-type="float" office:value="3.97363">
                <text:p>3.97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3.9657">
                <text:p>3.9657</text:p>
              </table:table-cell>
              <table:table-cell office:value-type="float" office:value="7000000">
                <text:p>7000000</text:p>
              </table:table-cell>
              <table:table-cell office:value-type="float" office:value="3.97298">
                <text:p>3.97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3.96703">
                <text:p>3.96703</text:p>
              </table:table-cell>
              <table:table-cell office:value-type="float" office:value="6000000">
                <text:p>6000000</text:p>
              </table:table-cell>
              <table:table-cell office:value-type="float" office:value="3.97587">
                <text:p>3.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2.5323">
                <text:p>2.5323</text:p>
              </table:table-cell>
              <table:table-cell office:value-type="float" office:value="5000000">
                <text:p>5000000</text:p>
              </table:table-cell>
              <table:table-cell office:value-type="float" office:value="2.53629">
                <text:p>2.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2.5313">
                <text:p>2.5313</text:p>
              </table:table-cell>
              <table:table-cell office:value-type="float" office:value="4000000">
                <text:p>4000000</text:p>
              </table:table-cell>
              <table:table-cell office:value-type="float" office:value="2.53461">
                <text:p>2.5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2.53212">
                <text:p>2.53212</text:p>
              </table:table-cell>
              <table:table-cell office:value-type="float" office:value="3000000">
                <text:p>3000000</text:p>
              </table:table-cell>
              <table:table-cell office:value-type="float" office:value="2.5349">
                <text:p>2.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2.2911">
                <text:p>2.2911</text:p>
              </table:table-cell>
              <table:table-cell office:value-type="float" office:value="2000000">
                <text:p>2000000</text:p>
              </table:table-cell>
              <table:table-cell office:value-type="float" office:value="2.57378">
                <text:p>2.5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.21004">
                <text:p>2.21004</text:p>
              </table:table-cell>
              <table:table-cell office:value-type="float" office:value="1000000">
                <text:p>1000000</text:p>
              </table:table-cell>
              <table:table-cell office:value-type="float" office:value="2.1372">
                <text:p>2.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2.21703">
                <text:p>2.21703</text:p>
              </table:table-cell>
              <table:table-cell office:value-type="float" office:value="900000">
                <text:p>900000</text:p>
              </table:table-cell>
              <table:table-cell office:value-type="float" office:value="2.13251">
                <text:p>2.1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2.11106">
                <text:p>2.11106</text:p>
              </table:table-cell>
              <table:table-cell office:value-type="float" office:value="800000">
                <text:p>800000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2.19469">
                <text:p>2.19469</text:p>
              </table:table-cell>
              <table:table-cell office:value-type="float" office:value="700000">
                <text:p>700000</text:p>
              </table:table-cell>
              <table:table-cell office:value-type="float" office:value="2.14798">
                <text:p>2.1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2.05438">
                <text:p>2.05438</text:p>
              </table:table-cell>
              <table:table-cell office:value-type="float" office:value="600000">
                <text:p>600000</text:p>
              </table:table-cell>
              <table:table-cell office:value-type="float" office:value="2.12657">
                <text:p>2.12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.0566">
                <text:p>2.0566</text:p>
              </table:table-cell>
              <table:table-cell office:value-type="float" office:value="500000">
                <text:p>500000</text:p>
              </table:table-cell>
              <table:table-cell office:value-type="float" office:value="2.13353">
                <text:p>2.1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2.04482">
                <text:p>2.04482</text:p>
              </table:table-cell>
              <table:table-cell office:value-type="float" office:value="400000">
                <text:p>400000</text:p>
              </table:table-cell>
              <table:table-cell office:value-type="float" office:value="2.12326">
                <text:p>2.1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2.02705">
                <text:p>2.02705</text:p>
              </table:table-cell>
              <table:table-cell office:value-type="float" office:value="300000">
                <text:p>300000</text:p>
              </table:table-cell>
              <table:table-cell office:value-type="float" office:value="2.08066">
                <text:p>2.0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2.03742">
                <text:p>2.03742</text:p>
              </table:table-cell>
              <table:table-cell office:value-type="float" office:value="200000">
                <text:p>200000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2.01964">
                <text:p>2.01964</text:p>
              </table:table-cell>
              <table:table-cell office:value-type="float" office:value="100000">
                <text:p>100000</text:p>
              </table:table-cell>
              <table:table-cell office:value-type="float" office:value="2.03973">
                <text:p>2.03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2.02686">
                <text:p>2.02686</text:p>
              </table:table-cell>
              <table:table-cell office:value-type="float" office:value="90000">
                <text:p>9000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2.02936">
                <text:p>2.02936</text:p>
              </table:table-cell>
              <table:table-cell office:value-type="float" office:value="80000">
                <text:p>80000</text:p>
              </table:table-cell>
              <table:table-cell office:value-type="float" office:value="2.04241">
                <text:p>2.0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2.01409">
                <text:p>2.01409</text:p>
              </table:table-cell>
              <table:table-cell office:value-type="float" office:value="70000">
                <text:p>70000</text:p>
              </table:table-cell>
              <table:table-cell office:value-type="float" office:value="2.02663">
                <text:p>2.0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2.01321">
                <text:p>2.01321</text:p>
              </table:table-cell>
              <table:table-cell office:value-type="float" office:value="60000">
                <text:p>60000</text:p>
              </table:table-cell>
              <table:table-cell office:value-type="float" office:value="2.02664">
                <text:p>2.02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2.01536">
                <text:p>2.01536</text:p>
              </table:table-cell>
              <table:table-cell office:value-type="float" office:value="50000">
                <text:p>50000</text:p>
              </table:table-cell>
              <table:table-cell office:value-type="float" office:value="2.02629">
                <text:p>2.0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2.01644">
                <text:p>2.01644</text:p>
              </table:table-cell>
              <table:table-cell office:value-type="float" office:value="40000">
                <text:p>40000</text:p>
              </table:table-cell>
              <table:table-cell office:value-type="float" office:value="2.02555">
                <text:p>2.02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2.01306">
                <text:p>2.01306</text:p>
              </table:table-cell>
              <table:table-cell office:value-type="float" office:value="30000">
                <text:p>300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2.01189">
                <text:p>2.01189</text:p>
              </table:table-cell>
              <table:table-cell office:value-type="float" office:value="20000">
                <text:p>20000</text:p>
              </table:table-cell>
              <table:table-cell office:value-type="float" office:value="2.01775">
                <text:p>2.0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2.01189">
                <text:p>2.01189</text:p>
              </table:table-cell>
              <table:table-cell office:value-type="float" office:value="10000">
                <text:p>10000</text:p>
              </table:table-cell>
              <table:table-cell office:value-type="float" office:value="2.01423">
                <text:p>2.01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2.01337">
                <text:p>2.01337</text:p>
              </table:table-cell>
              <table:table-cell office:value-type="float" office:value="9000">
                <text:p>9000</text:p>
              </table:table-cell>
              <table:table-cell office:value-type="float" office:value="2.01242">
                <text:p>2.0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2.01268">
                <text:p>2.01268</text:p>
              </table:table-cell>
              <table:table-cell office:value-type="float" office:value="8000">
                <text:p>8000</text:p>
              </table:table-cell>
              <table:table-cell office:value-type="float" office:value="2.01366">
                <text:p>2.01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2.01271">
                <text:p>2.01271</text:p>
              </table:table-cell>
              <table:table-cell office:value-type="float" office:value="7000">
                <text:p>7000</text:p>
              </table:table-cell>
              <table:table-cell office:value-type="float" office:value="2.01246">
                <text:p>2.0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2.01313">
                <text:p>2.01313</text:p>
              </table:table-cell>
              <table:table-cell office:value-type="float" office:value="6000">
                <text:p>6000</text:p>
              </table:table-cell>
              <table:table-cell office:value-type="float" office:value="2.01296">
                <text:p>2.0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2.01389">
                <text:p>2.01389</text:p>
              </table:table-cell>
              <table:table-cell office:value-type="float" office:value="5000">
                <text:p>5000</text:p>
              </table:table-cell>
              <table:table-cell office:value-type="float" office:value="2.01437">
                <text:p>2.0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2.01505">
                <text:p>2.01505</text:p>
              </table:table-cell>
              <table:table-cell office:value-type="float" office:value="4000">
                <text:p>4000</text:p>
              </table:table-cell>
              <table:table-cell office:value-type="float" office:value="2.01287">
                <text:p>2.01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2.01482">
                <text:p>2.01482</text:p>
              </table:table-cell>
              <table:table-cell office:value-type="float" office:value="3000">
                <text:p>3000</text:p>
              </table:table-cell>
              <table:table-cell office:value-type="float" office:value="2.0136">
                <text:p>2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2.01903">
                <text:p>2.01903</text:p>
              </table:table-cell>
              <table:table-cell office:value-type="float" office:value="2000">
                <text:p>2000</text:p>
              </table:table-cell>
              <table:table-cell office:value-type="float" office:value="2.0187">
                <text:p>2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2.02766">
                <text:p>2.02766</text:p>
              </table:table-cell>
              <table:table-cell office:value-type="float" office:value="1000">
                <text:p>1000</text:p>
              </table:table-cell>
              <table:table-cell office:value-type="float" office:value="2.01623">
                <text:p>2.0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2.0275">
                <text:p>2.0275</text:p>
              </table:table-cell>
              <table:table-cell office:value-type="float" office:value="900">
                <text:p>900</text:p>
              </table:table-cell>
              <table:table-cell office:value-type="float" office:value="2.01694">
                <text:p>2.01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2.02702">
                <text:p>2.02702</text:p>
              </table:table-cell>
              <table:table-cell office:value-type="float" office:value="800">
                <text:p>800</text:p>
              </table:table-cell>
              <table:table-cell office:value-type="float" office:value="2.0153">
                <text:p>2.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2.02633">
                <text:p>2.02633</text:p>
              </table:table-cell>
              <table:table-cell office:value-type="float" office:value="700">
                <text:p>700</text:p>
              </table:table-cell>
              <table:table-cell office:value-type="float" office:value="2.0178">
                <text:p>2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2.03517">
                <text:p>2.03517</text:p>
              </table:table-cell>
              <table:table-cell office:value-type="float" office:value="600">
                <text:p>600</text:p>
              </table:table-cell>
              <table:table-cell office:value-type="float" office:value="2.02004">
                <text:p>2.0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2.03515">
                <text:p>2.03515</text:p>
              </table:table-cell>
              <table:table-cell office:value-type="float" office:value="500">
                <text:p>500</text:p>
              </table:table-cell>
              <table:table-cell office:value-type="float" office:value="2.01965">
                <text:p>2.0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2.03485">
                <text:p>2.03485</text:p>
              </table:table-cell>
              <table:table-cell office:value-type="float" office:value="400">
                <text:p>400</text:p>
              </table:table-cell>
              <table:table-cell office:value-type="float" office:value="2.02066">
                <text:p>2.0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2.05337">
                <text:p>2.05337</text:p>
              </table:table-cell>
              <table:table-cell office:value-type="float" office:value="300">
                <text:p>300</text:p>
              </table:table-cell>
              <table:table-cell office:value-type="float" office:value="2.02588">
                <text:p>2.0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2.05353">
                <text:p>2.05353</text:p>
              </table:table-cell>
              <table:table-cell office:value-type="float" office:value="200">
                <text:p>200</text:p>
              </table:table-cell>
              <table:table-cell office:value-type="float" office:value="2.02289">
                <text:p>2.0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2.09507">
                <text:p>2.09507</text:p>
              </table:table-cell>
              <table:table-cell office:value-type="float" office:value="100">
                <text:p>100</text:p>
              </table:table-cell>
              <table:table-cell office:value-type="float" office:value="2.02824">
                <text:p>2.0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2.09545">
                <text:p>2.09545</text:p>
              </table:table-cell>
              <table:table-cell office:value-type="float" office:value="90">
                <text:p>90</text:p>
              </table:table-cell>
              <table:table-cell office:value-type="float" office:value="2.02901">
                <text:p>2.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.09676">
                <text:p>2.09676</text:p>
              </table:table-cell>
              <table:table-cell office:value-type="float" office:value="80">
                <text:p>80</text:p>
              </table:table-cell>
              <table:table-cell office:value-type="float" office:value="2.02853">
                <text:p>2.0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3986">
                <text:p>2.03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3926">
                <text:p>2.03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479">
                <text:p>2.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42">
                <text:p>2.0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086">
                <text:p>2.12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704">
                <text:p>2.15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99">
                <text:p>2.15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49">
                <text:p>2.1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315">
                <text:p>2.2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1622">
                <text:p>2.3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39cm" svg:y="0.316cm" chart:style-name="ch2">
          <text:p>Driver-Compute SpeedUp (AMD FX-8350)</text:p>
        </chart:title>
        <chart:legend chart:legend-position="end" svg:x="10.74cm" svg:y="3.703cm" style:legend-expansion="high" chart:style-name="ch3"/>
        <chart:plot-area chart:style-name="ch4" table:cell-range-address="100m_compute.E4:100m_compute.E64 100m_compute.B2:100m_compute.B2 100m_compute.H4:100m_compute.H64 100m_compute.B66:100m_compute.B66 100m_compute.J68:100m_compute.J115 100m_compute.B117:100m_compute.B117 100m_compute.J119:100m_compute.J179" chart:data-source-has-labels="row" svg:x="0.32cm" svg:y="1.301cm" svg:width="10.1cm" svg:height="7.519cm">
          <chartooo:coordinate-region svg:x="1.167cm" svg:y="1.5cm" svg:width="8.472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compute.H4:100m_compute.H64" chart:label-cell-address="100m_compute.B2:100m_compute.B2" chart:class="chart:scatter">
            <chart:domain table:cell-range-address="100m_compute.E4:100m_compute.E64"/>
            <chart:data-point chart:repeated="61"/>
          </chart:series>
          <chart:series chart:style-name="ch9" chart:values-cell-range-address="100m_compute.J68:100m_compute.J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10" chart:values-cell-range-address="100m_compute.J119:100m_compute.J179" chart:label-cell-address="100m_compute.B117:100m_compute.B117" chart:class="chart:scatter">
            <chart:domain table:cell-range-address="100m_compute.E119:100m_compute.E179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compute.B2:100m_comput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4:100m_compute.E64</svg:desc>
                </draw:g>
              </table:table-cell>
              <table:table-cell office:value-type="float" office:value="1">
                <text:p>1</text:p>
                <draw:g>
                  <svg:desc>100m_compute.H4:100m_compute.H64</svg:desc>
                </draw:g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1.94550856070675">
                <text:p>1.94550856070675</text:p>
                <draw:g>
                  <svg:desc>100m_compute.J68:100m_compute.J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79</svg:desc>
                </draw:g>
              </table:table-cell>
              <table:table-cell office:value-type="float" office:value="1.94169393405487">
                <text:p>1.94169393405487</text:p>
                <draw:g>
                  <svg:desc>100m_compute.J119:100m_compute.J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1.00021393286398">
                <text:p>1.00021393286398</text:p>
              </table:table-cell>
              <table:table-cell office:value-type="float" office:value="9000000">
                <text:p>9000000</text:p>
              </table:table-cell>
              <table:table-cell office:value-type="float" office:value="1.94235393350371">
                <text:p>1.94235393350371</text:p>
              </table:table-cell>
              <table:table-cell office:value-type="float" office:value="9000000">
                <text:p>9000000</text:p>
              </table:table-cell>
              <table:table-cell office:value-type="float" office:value="1.94262295081967">
                <text:p>1.94262295081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1.00053175967057">
                <text:p>1.00053175967057</text:p>
              </table:table-cell>
              <table:table-cell office:value-type="float" office:value="8000000">
                <text:p>8000000</text:p>
              </table:table-cell>
              <table:table-cell office:value-type="float" office:value="1.94613187888818">
                <text:p>1.94613187888818</text:p>
              </table:table-cell>
              <table:table-cell office:value-type="float" office:value="8000000">
                <text:p>8000000</text:p>
              </table:table-cell>
              <table:table-cell office:value-type="float" office:value="1.94138608778371">
                <text:p>1.9413860877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1.001095263246">
                <text:p>1.001095263246</text:p>
              </table:table-cell>
              <table:table-cell office:value-type="float" office:value="7000000">
                <text:p>7000000</text:p>
              </table:table-cell>
              <table:table-cell office:value-type="float" office:value="1.94526817459717">
                <text:p>1.94526817459717</text:p>
              </table:table-cell>
              <table:table-cell office:value-type="float" office:value="7000000">
                <text:p>7000000</text:p>
              </table:table-cell>
              <table:table-cell office:value-type="float" office:value="1.94170370855126">
                <text:p>1.94170370855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0.998865741909671">
                <text:p>0.998865741909671</text:p>
              </table:table-cell>
              <table:table-cell office:value-type="float" office:value="6000000">
                <text:p>6000000</text:p>
              </table:table-cell>
              <table:table-cell office:value-type="float" office:value="1.94461599735823">
                <text:p>1.94461599735823</text:p>
              </table:table-cell>
              <table:table-cell office:value-type="float" office:value="6000000">
                <text:p>6000000</text:p>
              </table:table-cell>
              <table:table-cell office:value-type="float" office:value="1.94029231338047">
                <text:p>1.94029231338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1.00141495044428">
                <text:p>1.00141495044428</text:p>
              </table:table-cell>
              <table:table-cell office:value-type="float" office:value="5000000">
                <text:p>5000000</text:p>
              </table:table-cell>
              <table:table-cell office:value-type="float" office:value="3.04638076057339">
                <text:p>3.04638076057339</text:p>
              </table:table-cell>
              <table:table-cell office:value-type="float" office:value="5000000">
                <text:p>5000000</text:p>
              </table:table-cell>
              <table:table-cell office:value-type="float" office:value="3.04158830417657">
                <text:p>3.04158830417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1.00065764896333">
                <text:p>1.00065764896333</text:p>
              </table:table-cell>
              <table:table-cell office:value-type="float" office:value="4000000">
                <text:p>4000000</text:p>
              </table:table-cell>
              <table:table-cell office:value-type="float" office:value="3.04758424524948">
                <text:p>3.04758424524948</text:p>
              </table:table-cell>
              <table:table-cell office:value-type="float" office:value="4000000">
                <text:p>4000000</text:p>
              </table:table-cell>
              <table:table-cell office:value-type="float" office:value="3.04360434149632">
                <text:p>3.04360434149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1.00056160684408">
                <text:p>1.00056160684408</text:p>
              </table:table-cell>
              <table:table-cell office:value-type="float" office:value="3000000">
                <text:p>3000000</text:p>
              </table:table-cell>
              <table:table-cell office:value-type="float" office:value="3.04659731766267">
                <text:p>3.04659731766267</text:p>
              </table:table-cell>
              <table:table-cell office:value-type="float" office:value="3000000">
                <text:p>3000000</text:p>
              </table:table-cell>
              <table:table-cell office:value-type="float" office:value="3.0432561442266">
                <text:p>3.0432561442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1.00079006157032">
                <text:p>1.00079006157032</text:p>
              </table:table-cell>
              <table:table-cell office:value-type="float" office:value="2000000">
                <text:p>2000000</text:p>
              </table:table-cell>
              <table:table-cell office:value-type="float" office:value="3.36709440879927">
                <text:p>3.36709440879927</text:p>
              </table:table-cell>
              <table:table-cell office:value-type="float" office:value="2000000">
                <text:p>2000000</text:p>
              </table:table-cell>
              <table:table-cell office:value-type="float" office:value="2.99728415016046">
                <text:p>2.99728415016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.00096406865518">
                <text:p>1.00096406865518</text:p>
              </table:table-cell>
              <table:table-cell office:value-type="float" office:value="1000000">
                <text:p>1000000</text:p>
              </table:table-cell>
              <table:table-cell office:value-type="float" office:value="3.4905929304447">
                <text:p>3.4905929304447</text:p>
              </table:table-cell>
              <table:table-cell office:value-type="float" office:value="1000000">
                <text:p>1000000</text:p>
              </table:table-cell>
              <table:table-cell office:value-type="float" office:value="3.60955923638405">
                <text:p>3.60955923638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1.00048374838859">
                <text:p>1.00048374838859</text:p>
              </table:table-cell>
              <table:table-cell office:value-type="float" office:value="900000">
                <text:p>900000</text:p>
              </table:table-cell>
              <table:table-cell office:value-type="float" office:value="3.47958755632535">
                <text:p>3.47958755632535</text:p>
              </table:table-cell>
              <table:table-cell office:value-type="float" office:value="900000">
                <text:p>900000</text:p>
              </table:table-cell>
              <table:table-cell office:value-type="float" office:value="3.61749769051493">
                <text:p>3.61749769051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1.00205754100469">
                <text:p>1.00205754100469</text:p>
              </table:table-cell>
              <table:table-cell office:value-type="float" office:value="800000">
                <text:p>800000</text:p>
              </table:table-cell>
              <table:table-cell office:value-type="float" office:value="3.65425426089263">
                <text:p>3.65425426089263</text:p>
              </table:table-cell>
              <table:table-cell office:value-type="float" office:value="800000">
                <text:p>800000</text:p>
              </table:table-cell>
              <table:table-cell office:value-type="float" office:value="3.54641995172969">
                <text:p>3.54641995172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1.00058626454799">
                <text:p>1.00058626454799</text:p>
              </table:table-cell>
              <table:table-cell office:value-type="float" office:value="700000">
                <text:p>700000</text:p>
              </table:table-cell>
              <table:table-cell office:value-type="float" office:value="3.51500667520242">
                <text:p>3.51500667520242</text:p>
              </table:table-cell>
              <table:table-cell office:value-type="float" office:value="700000">
                <text:p>700000</text:p>
              </table:table-cell>
              <table:table-cell office:value-type="float" office:value="3.59144405441391">
                <text:p>3.59144405441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1.00105758999247">
                <text:p>1.00105758999247</text:p>
              </table:table-cell>
              <table:table-cell office:value-type="float" office:value="600000">
                <text:p>600000</text:p>
              </table:table-cell>
              <table:table-cell office:value-type="float" office:value="3.75507452370058">
                <text:p>3.75507452370058</text:p>
              </table:table-cell>
              <table:table-cell office:value-type="float" office:value="600000">
                <text:p>600000</text:p>
              </table:table-cell>
              <table:table-cell office:value-type="float" office:value="3.6276021950841">
                <text:p>3.6276021950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0.999761540345689">
                <text:p>0.999761540345689</text:p>
              </table:table-cell>
              <table:table-cell office:value-type="float" office:value="500000">
                <text:p>500000</text:p>
              </table:table-cell>
              <table:table-cell office:value-type="float" office:value="3.75102110279101">
                <text:p>3.75102110279101</text:p>
              </table:table-cell>
              <table:table-cell office:value-type="float" office:value="500000">
                <text:p>500000</text:p>
              </table:table-cell>
              <table:table-cell office:value-type="float" office:value="3.61576823386594">
                <text:p>3.61576823386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1.00148125261264">
                <text:p>1.00148125261264</text:p>
              </table:table-cell>
              <table:table-cell office:value-type="float" office:value="400000">
                <text:p>400000</text:p>
              </table:table-cell>
              <table:table-cell office:value-type="float" office:value="3.77263035377197">
                <text:p>3.77263035377197</text:p>
              </table:table-cell>
              <table:table-cell office:value-type="float" office:value="400000">
                <text:p>400000</text:p>
              </table:table-cell>
              <table:table-cell office:value-type="float" office:value="3.63325734954739">
                <text:p>3.63325734954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1.0004240651115">
                <text:p>1.0004240651115</text:p>
              </table:table-cell>
              <table:table-cell office:value-type="float" office:value="300000">
                <text:p>300000</text:p>
              </table:table-cell>
              <table:table-cell office:value-type="float" office:value="3.80570286870082">
                <text:p>3.80570286870082</text:p>
              </table:table-cell>
              <table:table-cell office:value-type="float" office:value="300000">
                <text:p>300000</text:p>
              </table:table-cell>
              <table:table-cell office:value-type="float" office:value="3.70764565089923">
                <text:p>3.70764565089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1.00153456072226">
                <text:p>1.00153456072226</text:p>
              </table:table-cell>
              <table:table-cell office:value-type="float" office:value="200000">
                <text:p>200000</text:p>
              </table:table-cell>
              <table:table-cell office:value-type="float" office:value="3.78633271490414">
                <text:p>3.78633271490414</text:p>
              </table:table-cell>
              <table:table-cell office:value-type="float" office:value="200000">
                <text:p>200000</text:p>
              </table:table-cell>
              <table:table-cell office:value-type="float" office:value="3.72819799051803">
                <text:p>3.7281979905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998984743965119">
                <text:p>0.998984743965119</text:p>
              </table:table-cell>
              <table:table-cell office:value-type="float" office:value="100000">
                <text:p>100000</text:p>
              </table:table-cell>
              <table:table-cell office:value-type="float" office:value="3.81966588104811">
                <text:p>3.81966588104811</text:p>
              </table:table-cell>
              <table:table-cell office:value-type="float" office:value="100000">
                <text:p>100000</text:p>
              </table:table-cell>
              <table:table-cell office:value-type="float" office:value="3.78204468238443">
                <text:p>3.78204468238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1.00109136588139">
                <text:p>1.00109136588139</text:p>
              </table:table-cell>
              <table:table-cell office:value-type="float" office:value="90000">
                <text:p>90000</text:p>
              </table:table-cell>
              <table:table-cell office:value-type="float" office:value="3.80605961931263">
                <text:p>3.80605961931263</text:p>
              </table:table-cell>
              <table:table-cell office:value-type="float" office:value="90000">
                <text:p>90000</text:p>
              </table:table-cell>
              <table:table-cell office:value-type="float" office:value="3.77935801840112">
                <text:p>3.7793580184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1.00151765753649">
                <text:p>1.00151765753649</text:p>
              </table:table-cell>
              <table:table-cell office:value-type="float" office:value="80000">
                <text:p>80000</text:p>
              </table:table-cell>
              <table:table-cell office:value-type="float" office:value="3.80137087554697">
                <text:p>3.80137087554697</text:p>
              </table:table-cell>
              <table:table-cell office:value-type="float" office:value="80000">
                <text:p>80000</text:p>
              </table:table-cell>
              <table:table-cell office:value-type="float" office:value="3.77708197668441">
                <text:p>3.77708197668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1.00085887803543">
                <text:p>1.00085887803543</text:p>
              </table:table-cell>
              <table:table-cell office:value-type="float" office:value="70000">
                <text:p>70000</text:p>
              </table:table-cell>
              <table:table-cell office:value-type="float" office:value="3.83019130227547">
                <text:p>3.83019130227547</text:p>
              </table:table-cell>
              <table:table-cell office:value-type="float" office:value="70000">
                <text:p>70000</text:p>
              </table:table-cell>
              <table:table-cell office:value-type="float" office:value="3.80649156481449">
                <text:p>3.80649156481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1.00082381940841">
                <text:p>1.00082381940841</text:p>
              </table:table-cell>
              <table:table-cell office:value-type="float" office:value="60000">
                <text:p>60000</text:p>
              </table:table-cell>
              <table:table-cell office:value-type="float" office:value="3.83186552818633">
                <text:p>3.83186552818633</text:p>
              </table:table-cell>
              <table:table-cell office:value-type="float" office:value="60000">
                <text:p>60000</text:p>
              </table:table-cell>
              <table:table-cell office:value-type="float" office:value="3.80647278253661">
                <text:p>3.8064727825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0.999155535580835">
                <text:p>0.999155535580835</text:p>
              </table:table-cell>
              <table:table-cell office:value-type="float" office:value="50000">
                <text:p>50000</text:p>
              </table:table-cell>
              <table:table-cell office:value-type="float" office:value="3.8277776675135">
                <text:p>3.8277776675135</text:p>
              </table:table-cell>
              <table:table-cell office:value-type="float" office:value="50000">
                <text:p>50000</text:p>
              </table:table-cell>
              <table:table-cell office:value-type="float" office:value="3.80713027256711">
                <text:p>3.80713027256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1.00110955384256">
                <text:p>1.00110955384256</text:p>
              </table:table-cell>
              <table:table-cell office:value-type="float" office:value="40000">
                <text:p>40000</text:p>
              </table:table-cell>
              <table:table-cell office:value-type="float" office:value="3.82572751978735">
                <text:p>3.82572751978735</text:p>
              </table:table-cell>
              <table:table-cell office:value-type="float" office:value="40000">
                <text:p>40000</text:p>
              </table:table-cell>
              <table:table-cell office:value-type="float" office:value="3.80852114240577">
                <text:p>3.80852114240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1.0008290131241">
                <text:p>1.0008290131241</text:p>
              </table:table-cell>
              <table:table-cell office:value-type="float" office:value="30000">
                <text:p>30000</text:p>
              </table:table-cell>
              <table:table-cell office:value-type="float" office:value="3.83215105361986">
                <text:p>3.83215105361986</text:p>
              </table:table-cell>
              <table:table-cell office:value-type="float" office:value="30000">
                <text:p>30000</text:p>
              </table:table-cell>
              <table:table-cell office:value-type="float" office:value="3.82366061471205">
                <text:p>3.82366061471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1.00114463249121">
                <text:p>1.00114463249121</text:p>
              </table:table-cell>
              <table:table-cell office:value-type="float" office:value="20000">
                <text:p>20000</text:p>
              </table:table-cell>
              <table:table-cell office:value-type="float" office:value="3.83437961319953">
                <text:p>3.83437961319953</text:p>
              </table:table-cell>
              <table:table-cell office:value-type="float" office:value="20000">
                <text:p>20000</text:p>
              </table:table-cell>
              <table:table-cell office:value-type="float" office:value="3.82324371205551">
                <text:p>3.82324371205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1.00114073474219">
                <text:p>1.00114073474219</text:p>
              </table:table-cell>
              <table:table-cell office:value-type="float" office:value="10000">
                <text:p>10000</text:p>
              </table:table-cell>
              <table:table-cell office:value-type="float" office:value="3.83437961319953">
                <text:p>3.83437961319953</text:p>
              </table:table-cell>
              <table:table-cell office:value-type="float" office:value="10000">
                <text:p>10000</text:p>
              </table:table-cell>
              <table:table-cell office:value-type="float" office:value="3.82992508303421">
                <text:p>3.82992508303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0.998741596075644">
                <text:p>0.998741596075644</text:p>
              </table:table-cell>
              <table:table-cell office:value-type="float" office:value="9000">
                <text:p>9000</text:p>
              </table:table-cell>
              <table:table-cell office:value-type="float" office:value="3.83156101461728">
                <text:p>3.83156101461728</text:p>
              </table:table-cell>
              <table:table-cell office:value-type="float" office:value="9000">
                <text:p>9000</text:p>
              </table:table-cell>
              <table:table-cell office:value-type="float" office:value="3.83336977370529">
                <text:p>3.83336977370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0.999604789177702">
                <text:p>0.999604789177702</text:p>
              </table:table-cell>
              <table:table-cell office:value-type="float" office:value="8000">
                <text:p>8000</text:p>
              </table:table-cell>
              <table:table-cell office:value-type="float" office:value="3.83287457519327">
                <text:p>3.83287457519327</text:p>
              </table:table-cell>
              <table:table-cell office:value-type="float" office:value="8000">
                <text:p>8000</text:p>
              </table:table-cell>
              <table:table-cell office:value-type="float" office:value="3.8310092071154">
                <text:p>3.8310092071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999703238715296">
                <text:p>0.999703238715296</text:p>
              </table:table-cell>
              <table:table-cell office:value-type="float" office:value="7000">
                <text:p>7000</text:p>
              </table:table-cell>
              <table:table-cell office:value-type="float" office:value="3.83281744513616">
                <text:p>3.83281744513616</text:p>
              </table:table-cell>
              <table:table-cell office:value-type="float" office:value="7000">
                <text:p>7000</text:p>
              </table:table-cell>
              <table:table-cell office:value-type="float" office:value="3.83329358099043">
                <text:p>3.83329358099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999489524233995">
                <text:p>0.999489524233995</text:p>
              </table:table-cell>
              <table:table-cell office:value-type="float" office:value="6000">
                <text:p>6000</text:p>
              </table:table-cell>
              <table:table-cell office:value-type="float" office:value="3.8320178031225">
                <text:p>3.8320178031225</text:p>
              </table:table-cell>
              <table:table-cell office:value-type="float" office:value="6000">
                <text:p>6000</text:p>
              </table:table-cell>
              <table:table-cell office:value-type="float" office:value="3.83234142754948">
                <text:p>3.83234142754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0.999058487726669">
                <text:p>0.999058487726669</text:p>
              </table:table-cell>
              <table:table-cell office:value-type="float" office:value="5000">
                <text:p>5000</text:p>
              </table:table-cell>
              <table:table-cell office:value-type="float" office:value="3.83057167968459">
                <text:p>3.83057167968459</text:p>
              </table:table-cell>
              <table:table-cell office:value-type="float" office:value="5000">
                <text:p>5000</text:p>
              </table:table-cell>
              <table:table-cell office:value-type="float" office:value="3.82965890079777">
                <text:p>3.82965890079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1.00012575550537">
                <text:p>1.00012575550537</text:p>
              </table:table-cell>
              <table:table-cell office:value-type="float" office:value="4000">
                <text:p>4000</text:p>
              </table:table-cell>
              <table:table-cell office:value-type="float" office:value="3.82836654177316">
                <text:p>3.82836654177316</text:p>
              </table:table-cell>
              <table:table-cell office:value-type="float" office:value="4000">
                <text:p>4000</text:p>
              </table:table-cell>
              <table:table-cell office:value-type="float" office:value="3.83251278025903">
                <text:p>3.83251278025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0.999821144596817">
                <text:p>0.999821144596817</text:p>
              </table:table-cell>
              <table:table-cell office:value-type="float" office:value="3000">
                <text:p>3000</text:p>
              </table:table-cell>
              <table:table-cell office:value-type="float" office:value="3.82880356557906">
                <text:p>3.82880356557906</text:p>
              </table:table-cell>
              <table:table-cell office:value-type="float" office:value="3000">
                <text:p>3000</text:p>
              </table:table-cell>
              <table:table-cell office:value-type="float" office:value="3.83112336114422">
                <text:p>3.83112336114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0.999527079554289">
                <text:p>0.999527079554289</text:p>
              </table:table-cell>
              <table:table-cell office:value-type="float" office:value="2000">
                <text:p>2000</text:p>
              </table:table-cell>
              <table:table-cell office:value-type="float" office:value="3.82081989866421">
                <text:p>3.82081989866421</text:p>
              </table:table-cell>
              <table:table-cell office:value-type="float" office:value="2000">
                <text:p>2000</text:p>
              </table:table-cell>
              <table:table-cell office:value-type="float" office:value="3.82144449398128">
                <text:p>3.82144449398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998042559137225">
                <text:p>0.998042559137225</text:p>
              </table:table-cell>
              <table:table-cell office:value-type="float" office:value="1000">
                <text:p>1000</text:p>
              </table:table-cell>
              <table:table-cell office:value-type="float" office:value="3.80455796336664">
                <text:p>3.80455796336664</text:p>
              </table:table-cell>
              <table:table-cell office:value-type="float" office:value="1000">
                <text:p>1000</text:p>
              </table:table-cell>
              <table:table-cell office:value-type="float" office:value="3.82612598761054">
                <text:p>3.82612598761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0.998081297110431">
                <text:p>0.998081297110431</text:p>
              </table:table-cell>
              <table:table-cell office:value-type="float" office:value="900">
                <text:p>900</text:p>
              </table:table-cell>
              <table:table-cell office:value-type="float" office:value="3.80485819975339">
                <text:p>3.80485819975339</text:p>
              </table:table-cell>
              <table:table-cell office:value-type="float" office:value="900">
                <text:p>900</text:p>
              </table:table-cell>
              <table:table-cell office:value-type="float" office:value="3.82477912084643">
                <text:p>3.82477912084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0.997002923409766">
                <text:p>0.997002923409766</text:p>
              </table:table-cell>
              <table:table-cell office:value-type="float" office:value="800">
                <text:p>800</text:p>
              </table:table-cell>
              <table:table-cell office:value-type="float" office:value="3.80575919329854">
                <text:p>3.80575919329854</text:p>
              </table:table-cell>
              <table:table-cell office:value-type="float" office:value="800">
                <text:p>800</text:p>
              </table:table-cell>
              <table:table-cell office:value-type="float" office:value="3.82789162903786">
                <text:p>3.8278916290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0.997412843467333">
                <text:p>0.997412843467333</text:p>
              </table:table-cell>
              <table:table-cell office:value-type="float" office:value="700">
                <text:p>700</text:p>
              </table:table-cell>
              <table:table-cell office:value-type="float" office:value="3.80705511935371">
                <text:p>3.80705511935371</text:p>
              </table:table-cell>
              <table:table-cell office:value-type="float" office:value="700">
                <text:p>700</text:p>
              </table:table-cell>
              <table:table-cell office:value-type="float" office:value="3.82314897413024">
                <text:p>3.82314897413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0.99619309824725">
                <text:p>0.99619309824725</text:p>
              </table:table-cell>
              <table:table-cell office:value-type="float" office:value="600">
                <text:p>600</text:p>
              </table:table-cell>
              <table:table-cell office:value-type="float" office:value="3.79051872816521">
                <text:p>3.79051872816521</text:p>
              </table:table-cell>
              <table:table-cell office:value-type="float" office:value="600">
                <text:p>600</text:p>
              </table:table-cell>
              <table:table-cell office:value-type="float" office:value="3.81890952654403">
                <text:p>3.81890952654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0.99560425945452">
                <text:p>0.99560425945452</text:p>
              </table:table-cell>
              <table:table-cell office:value-type="float" office:value="500">
                <text:p>500</text:p>
              </table:table-cell>
              <table:table-cell office:value-type="float" office:value="3.79055597867479">
                <text:p>3.79055597867479</text:p>
              </table:table-cell>
              <table:table-cell office:value-type="float" office:value="500">
                <text:p>500</text:p>
              </table:table-cell>
              <table:table-cell office:value-type="float" office:value="3.81964696853415">
                <text:p>3.81964696853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0.996659005375823">
                <text:p>0.996659005375823</text:p>
              </table:table-cell>
              <table:table-cell office:value-type="float" office:value="400">
                <text:p>400</text:p>
              </table:table-cell>
              <table:table-cell office:value-type="float" office:value="3.79111482418851">
                <text:p>3.79111482418851</text:p>
              </table:table-cell>
              <table:table-cell office:value-type="float" office:value="400">
                <text:p>400</text:p>
              </table:table-cell>
              <table:table-cell office:value-type="float" office:value="3.8177377688478">
                <text:p>3.8177377688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0.995408990790885">
                <text:p>0.995408990790885</text:p>
              </table:table-cell>
              <table:table-cell office:value-type="float" office:value="300">
                <text:p>300</text:p>
              </table:table-cell>
              <table:table-cell office:value-type="float" office:value="3.75692154847884">
                <text:p>3.75692154847884</text:p>
              </table:table-cell>
              <table:table-cell office:value-type="float" office:value="300">
                <text:p>300</text:p>
              </table:table-cell>
              <table:table-cell office:value-type="float" office:value="3.80790076411239">
                <text:p>3.80790076411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.993922582174626">
                <text:p>0.993922582174626</text:p>
              </table:table-cell>
              <table:table-cell office:value-type="float" office:value="200">
                <text:p>200</text:p>
              </table:table-cell>
              <table:table-cell office:value-type="float" office:value="3.7566288293816">
                <text:p>3.7566288293816</text:p>
              </table:table-cell>
              <table:table-cell office:value-type="float" office:value="200">
                <text:p>200</text:p>
              </table:table-cell>
              <table:table-cell office:value-type="float" office:value="3.81352915877779">
                <text:p>3.81352915877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0.993725412401811">
                <text:p>0.993725412401811</text:p>
              </table:table-cell>
              <table:table-cell office:value-type="float" office:value="100">
                <text:p>100</text:p>
              </table:table-cell>
              <table:table-cell office:value-type="float" office:value="3.6821442720291">
                <text:p>3.6821442720291</text:p>
              </table:table-cell>
              <table:table-cell office:value-type="float" office:value="100">
                <text:p>100</text:p>
              </table:table-cell>
              <table:table-cell office:value-type="float" office:value="3.80347000354988">
                <text:p>3.80347000354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0.994153139546272">
                <text:p>0.994153139546272</text:p>
              </table:table-cell>
              <table:table-cell office:value-type="float" office:value="90">
                <text:p>90</text:p>
              </table:table-cell>
              <table:table-cell office:value-type="float" office:value="3.68147653248705">
                <text:p>3.68147653248705</text:p>
              </table:table-cell>
              <table:table-cell office:value-type="float" office:value="90">
                <text:p>90</text:p>
              </table:table-cell>
              <table:table-cell office:value-type="float" office:value="3.80202660410742">
                <text:p>3.80202660410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0.992750956158277">
                <text:p>0.992750956158277</text:p>
              </table:table-cell>
              <table:table-cell office:value-type="float" office:value="80">
                <text:p>80</text:p>
              </table:table-cell>
              <table:table-cell office:value-type="float" office:value="3.67917644365593">
                <text:p>3.67917644365593</text:p>
              </table:table-cell>
              <table:table-cell office:value-type="float" office:value="80">
                <text:p>80</text:p>
              </table:table-cell>
              <table:table-cell office:value-type="float" office:value="3.80292625694468">
                <text:p>3.80292625694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0.988960907433664">
                <text:p>0.98896090743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3.78210030886895">
                <text:p>3.782100308868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988083085384488">
                <text:p>0.98808308538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.77935801840112">
                <text:p>3.7793580184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89830130068094">
                <text:p>0.98983013006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3.78180365319189">
                <text:p>3.78180365319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0.988971050128327">
                <text:p>0.98897105012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.78291635201004">
                <text:p>3.78291635201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0.985754865618088">
                <text:p>0.98575486561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.75432525951557">
                <text:p>3.75432525951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985394746758398">
                <text:p>0.98539474675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.75500141159062">
                <text:p>3.75500141159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969777843706158">
                <text:p>0.96977784370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736880322133">
                <text:p>3.63736880322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.959708741487543">
                <text:p>0.95970874148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57635927011089">
                <text:p>3.57635927011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0.958938080818628">
                <text:p>0.958938080818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57478486925333">
                <text:p>3.57478486925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.958842729085151">
                <text:p>0.9588427290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5728146796469">
                <text:p>3.5728146796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959318484509712">
                <text:p>0.95931848450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.57893100872655">
                <text:p>3.57893100872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929492392942733">
                <text:p>0.9294923929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.39368277500385">
                <text:p>3.39368277500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0.924251700395011">
                <text:p>0.92425170039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.33057740629128">
                <text:p>3.33057740629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